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cm" fo:margin-bottom="0cm" loext:contextual-spacing="false" fo:text-align="start" style:justify-single-word="false" fo:background-color="#eeeeee">
        <style:background-image/>
      </style:paragraph-properties>
      <style:text-properties fo:color="#336600" style:font-name="Nimbus Mono L" fo:font-size="11pt" fo:font-weight="bold" officeooo:rsid="0177baf1" officeooo:paragraph-rsid="01844d45" fo:background-color="#eeeeee" style:font-size-asian="11pt" style:font-weight-asian="bold" style:font-size-complex="11pt" style:font-weight-complex="bold"/>
    </style:style>
    <style:style style:name="P2" style:family="paragraph" style:parent-style-name="Standard">
      <style:paragraph-properties fo:margin-top="0cm" fo:margin-bottom="0cm" loext:contextual-spacing="false" fo:text-align="start" style:justify-single-word="false" fo:background-color="#eeeeee">
        <style:background-image/>
      </style:paragraph-properties>
      <style:text-properties fo:color="#336600" style:font-name="Nimbus Mono L" fo:font-size="11pt" fo:font-weight="bold" officeooo:rsid="01844d45" officeooo:paragraph-rsid="01844d45" fo:background-color="#eeeeee" style:font-size-asian="11pt" style:font-weight-asian="bold" style:font-size-complex="11pt" style:font-weight-complex="bold"/>
    </style:style>
    <style:style style:name="P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normal" officeooo:rsid="0188b413" officeooo:paragraph-rsid="0189f83c" fo:background-color="#ffffff" style:font-size-asian="12pt" style:font-weight-asian="normal" style:font-size-complex="12pt" style:font-weight-complex="normal"/>
    </style:style>
    <style:style style:name="P4"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7baf1" officeooo:paragraph-rsid="0177baf1" fo:background-color="#eeeeee" style:font-size-asian="11pt" style:font-weight-asian="bold" style:font-size-complex="11pt" style:font-weight-complex="bold"/>
    </style:style>
    <style:style style:name="P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ac0b3" officeooo:paragraph-rsid="017ac0b3" fo:background-color="#eeeeee" style:font-size-asian="11pt" style:font-weight-asian="bold" style:font-size-complex="11pt" style:font-weight-complex="bold"/>
    </style:style>
    <style:style style:name="P6"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b2062" officeooo:paragraph-rsid="017b2062" fo:background-color="#eeeeee" style:font-size-asian="11pt" style:font-weight-asian="bold" style:font-size-complex="11pt" style:font-weight-complex="bold"/>
    </style:style>
    <style:style style:name="P7"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64182" officeooo:paragraph-rsid="01864182" fo:background-color="#eeeeee" style:font-size-asian="11pt" style:font-weight-asian="bold" style:font-size-complex="11pt" style:font-weight-complex="bold"/>
    </style:style>
    <style:style style:name="P8"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6fed3" officeooo:paragraph-rsid="0186fed3" fo:background-color="#eeeeee" style:font-size-asian="11pt" style:font-weight-asian="bold" style:font-size-complex="11pt" style:font-weight-complex="bold"/>
    </style:style>
    <style:style style:name="P9"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8b413" officeooo:paragraph-rsid="0188b413" fo:background-color="#eeeeee" style:font-size-asian="11pt" style:font-weight-asian="bold" style:font-size-complex="11pt" style:font-weight-complex="bold"/>
    </style:style>
    <style:style style:name="P1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d813c" fo:background-color="#eeeeee" style:font-size-asian="11pt" style:font-weight-asian="bold" style:font-size-complex="11pt" style:font-weight-complex="bold"/>
    </style:style>
    <style:style style:name="P1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f8d64" fo:background-color="#eeeeee" style:font-size-asian="11pt" style:font-weight-asian="bold" style:font-size-complex="11pt" style:font-weight-complex="bold"/>
    </style:style>
    <style:style style:name="P1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fb7c9" fo:background-color="#eeeeee" style:font-size-asian="11pt" style:font-weight-asian="bold" style:font-size-complex="11pt" style:font-weight-complex="bold"/>
    </style:style>
    <style:style style:name="P1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fb7c9" officeooo:paragraph-rsid="018fb7c9" fo:background-color="#eeeeee" style:font-size-asian="11pt" style:font-weight-asian="bold" style:font-size-complex="11pt" style:font-weight-complex="bold"/>
    </style:style>
    <style:style style:name="P14"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5360d" officeooo:paragraph-rsid="0195360d" style:font-size-asian="11pt" style:font-weight-asian="bold" style:font-size-complex="11pt" style:font-weight-complex="bold"/>
    </style:style>
    <style:style style:name="P15"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5360d" officeooo:paragraph-rsid="0199afc3" style:font-size-asian="11pt" style:font-weight-asian="bold" style:font-size-complex="11pt" style:font-weight-complex="bold"/>
    </style:style>
    <style:style style:name="P16"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a7dee" style:font-size-asian="11pt" style:font-weight-asian="bold" style:font-size-complex="11pt" style:font-weight-complex="bold"/>
    </style:style>
    <style:style style:name="P17"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d3a40" style:font-size-asian="11pt" style:font-weight-asian="bold" style:font-size-complex="11pt" style:font-weight-complex="bold"/>
    </style:style>
    <style:style style:name="P18"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f0af1" style:font-size-asian="11pt" style:font-weight-asian="bold" style:font-size-complex="11pt" style:font-weight-complex="bold"/>
    </style:style>
    <style:style style:name="P19"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3ed83" officeooo:paragraph-rsid="0193ed83" style:font-size-asian="11pt" style:font-weight-asian="bold" style:font-size-complex="11pt" style:font-weight-complex="bold"/>
    </style:style>
    <style:style style:name="P2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normal" officeooo:rsid="0188b413" officeooo:paragraph-rsid="0189f83c" fo:background-color="#eeeeee" style:font-size-asian="11pt" style:font-weight-asian="normal" style:font-size-complex="11pt" style:font-weight-complex="normal"/>
    </style:style>
    <style:style style:name="P2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465a4" style:font-name="Nimbus Mono L" fo:font-size="11pt" fo:font-weight="bold" officeooo:rsid="01864182" officeooo:paragraph-rsid="01864182" fo:background-color="#eeeeee" style:font-size-asian="11pt" style:font-weight-asian="bold" style:font-size-complex="11pt" style:font-weight-complex="bold"/>
    </style:style>
    <style:style style:name="P2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465a4" style:font-name="Nimbus Mono L" fo:font-size="11pt" fo:font-weight="bold" officeooo:rsid="0188b413" officeooo:paragraph-rsid="0188b413" fo:background-color="#eeeeee" style:font-size-asian="11pt" style:font-weight-asian="bold" style:font-size-complex="11pt" style:font-weight-complex="bold"/>
    </style:style>
    <style:style style:name="P23" style:family="paragraph" style:parent-style-name="Text_20_body">
      <style:paragraph-properties fo:margin-top="0cm" fo:margin-bottom="0cm" loext:contextual-spacing="false" fo:background-color="#eeeeee">
        <style:background-image/>
      </style:paragraph-properties>
      <style:text-properties style:font-name="Nimbus Mono L" fo:font-size="11pt" fo:font-weight="bold" officeooo:rsid="0195360d" officeooo:paragraph-rsid="0195360d" style:font-size-asian="11pt" style:font-weight-asian="bold" style:font-size-complex="11pt" style:font-weight-complex="bold"/>
    </style:style>
    <style:style style:name="P24" style:family="paragraph" style:parent-style-name="Text_20_body">
      <style:paragraph-properties fo:margin-top="0cm" fo:margin-bottom="0cm" loext:contextual-spacing="false" fo:background-color="#eeeeee">
        <style:background-image/>
      </style:paragraph-properties>
      <style:text-properties fo:color="#cc9900" style:font-name="Nimbus Mono L" fo:font-size="11pt" fo:font-weight="bold" officeooo:rsid="0195360d" officeooo:paragraph-rsid="0195360d" style:font-size-asian="11pt" style:font-weight-asian="bold" style:font-size-complex="11pt" style:font-weight-complex="bold"/>
    </style:style>
    <style:style style:name="P25" style:family="paragraph" style:parent-style-name="Preformatted_20_Text">
      <style:paragraph-properties fo:margin-top="0cm" fo:margin-bottom="0cm" loext:contextual-spacing="false" fo:background-color="#eeeeee">
        <style:background-image/>
      </style:paragraph-properties>
      <style:text-properties fo:color="#336600" style:font-name="Nimbus Mono L" fo:font-size="11pt" fo:font-weight="bold" officeooo:rsid="018a2168" officeooo:paragraph-rsid="018a2168" style:font-size-asian="11pt" style:font-weight-asian="bold" style:font-size-complex="11pt" style:font-weight-complex="bold"/>
    </style:style>
    <style:style style:name="P26" style:family="paragraph" style:parent-style-name="Text_20_body">
      <style:paragraph-properties fo:margin-top="0cm" fo:margin-bottom="0cm" loext:contextual-spacing="false" fo:text-align="justify" style:justify-single-word="false"/>
      <style:text-properties officeooo:paragraph-rsid="0033d018"/>
    </style:style>
    <style:style style:name="P27" style:family="paragraph" style:parent-style-name="Text_20_body">
      <style:paragraph-properties fo:margin-top="0cm" fo:margin-bottom="0cm" loext:contextual-spacing="false" fo:text-align="justify" style:justify-single-word="false"/>
      <style:text-properties fo:color="#3465a4" style:font-name="Liberation Serif" fo:font-size="12pt" fo:font-weight="bold" officeooo:paragraph-rsid="0033d018" fo:background-color="#ffffff" style:font-size-asian="12pt" style:font-weight-asian="bold" style:font-size-complex="12pt" style:font-weight-complex="bold"/>
    </style:style>
    <style:style style:name="P28" style:family="paragraph" style:parent-style-name="Text_20_body">
      <style:paragraph-properties fo:margin-top="0cm" fo:margin-bottom="0cm" loext:contextual-spacing="false" fo:text-align="justify" style:justify-single-word="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text-align="justify" style:justify-single-word="false"/>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30" style:family="paragraph" style:parent-style-name="Text_20_body">
      <style:paragraph-properties fo:margin-top="0cm" fo:margin-bottom="0cm" loext:contextual-spacing="false" fo:text-align="justify" style:justify-single-word="false"/>
      <style:text-properties fo:color="#000000" style:font-name="Nimbus Mono L" fo:font-size="11pt" fo:font-weight="bold" officeooo:paragraph-rsid="0033d018" fo:background-color="#eeeeee" style:font-size-asian="11pt" style:font-weight-asian="bold" style:font-size-complex="11pt" style:font-weight-complex="bold"/>
    </style:style>
    <style:style style:name="P31" style:family="paragraph" style:parent-style-name="Text_20_body">
      <style:paragraph-properties fo:margin-top="0cm" fo:margin-bottom="0cm" loext:contextual-spacing="false" fo:background-color="#ffffff">
        <style:background-image/>
      </style:paragraph-properties>
    </style:style>
    <style:style style:name="P3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bold" officeooo:rsid="0177baf1" officeooo:paragraph-rsid="0177baf1" fo:background-color="#ffffff" style:font-size-asian="12pt" style:font-weight-asian="bold" style:font-size-complex="12pt" style:font-weight-complex="bold"/>
    </style:style>
    <style:style style:name="P33"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77baf1" officeooo:paragraph-rsid="0177baf1" fo:background-color="#ffffff"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64182" officeooo:paragraph-rsid="01864182" fo:background-color="#ffffff"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8b413" fo:background-color="#ffffff"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9f83c" fo:background-color="#ffffff"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d813c" fo:background-color="#ffffff" style:font-size-asian="12pt" style:font-weight-asian="normal" style:font-size-complex="12pt" style:font-weight-complex="normal"/>
    </style:style>
    <style:style style:name="P38"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d813c" officeooo:paragraph-rsid="018d813c" fo:background-color="#ffffff"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fb7c9" officeooo:paragraph-rsid="018fb7c9" fo:background-color="#ffffff" style:font-size-asian="12pt" style:font-weight-asian="normal" style:font-size-complex="12pt" style:font-weight-complex="normal"/>
    </style:style>
    <style:style style:name="P40"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1pt" fo:font-weight="normal" officeooo:rsid="018fb7c9" officeooo:paragraph-rsid="018fb7c9" fo:background-color="#ffffff" style:font-size-asian="11pt" style:font-weight-asian="normal" style:font-size-complex="11pt" style:font-weight-complex="normal"/>
    </style:style>
    <style:style style:name="P41" style:family="paragraph" style:parent-style-name="Text_20_body">
      <style:paragraph-properties fo:margin-top="0cm" fo:margin-bottom="0cm" loext:contextual-spacing="false" fo:text-align="start" style:justify-single-word="false" fo:background-color="#ffffff">
        <style:background-image/>
      </style:paragraph-properties>
      <style:text-properties fo:color="#000000" style:font-name="Nimbus Mono L" fo:font-size="11pt" fo:font-weight="bold" officeooo:rsid="018d813c" officeooo:paragraph-rsid="018d813c" fo:background-color="#ffffff" style:font-size-asian="11pt" style:font-weight-asian="bold" style:font-size-complex="11pt" style:font-weight-complex="bold"/>
    </style:style>
    <style:style style:name="P4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77baf1" officeooo:paragraph-rsid="0177baf1" fo:background-color="#eeeeee" style:font-size-asian="11pt" style:font-weight-asian="bold" style:font-size-complex="11pt" style:font-weight-complex="bold"/>
    </style:style>
    <style:style style:name="P43"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64182" officeooo:paragraph-rsid="01864182" fo:background-color="#eeeeee" style:font-size-asian="11pt" style:font-weight-asian="bold" style:font-size-complex="11pt" style:font-weight-complex="bold"/>
    </style:style>
    <style:style style:name="P44"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8b413" officeooo:paragraph-rsid="0188b413" fo:background-color="#eeeeee" style:font-size-asian="11pt" style:font-weight-asian="bold" style:font-size-complex="11pt" style:font-weight-complex="bold"/>
    </style:style>
    <style:style style:name="P45"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fb7c9" officeooo:paragraph-rsid="018fb7c9" fo:background-color="#eeeeee" style:font-size-asian="11pt" style:font-weight-asian="bold" style:font-size-complex="11pt" style:font-weight-complex="bold"/>
    </style:style>
    <style:style style:name="P4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77baf1" officeooo:paragraph-rsid="0177baf1" fo:background-color="#ffffff" style:font-size-asian="11pt" style:font-weight-asian="bold" style:font-size-complex="11pt" style:font-weight-complex="bold"/>
    </style:style>
    <style:style style:name="P4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fb7c9" officeooo:paragraph-rsid="018fb7c9" fo:background-color="#ffffff" style:font-size-asian="11pt" style:font-weight-asian="bold" style:font-size-complex="11pt" style:font-weight-complex="bold"/>
    </style:style>
    <style:style style:name="P48"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77baf1"/>
    </style:style>
    <style:style style:name="P49"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8d813c"/>
    </style:style>
    <style:style style:name="P50"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77baf1" officeooo:paragraph-rsid="0177baf1" fo:background-color="#ffffff" style:font-size-asian="11pt" style:font-weight-asian="bold" style:font-size-complex="11pt" style:font-weight-complex="bold"/>
    </style:style>
    <style:style style:name="P51"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64182" officeooo:paragraph-rsid="01864182" fo:background-color="#ffffff" style:font-size-asian="11pt" style:font-weight-asian="bold" style:font-size-complex="11pt" style:font-weight-complex="bold"/>
    </style:style>
    <style:style style:name="P52"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8b413" officeooo:paragraph-rsid="0188b413" fo:background-color="#ffffff" style:font-size-asian="11pt" style:font-weight-asian="bold" style:font-size-complex="11pt" style:font-weight-complex="bold"/>
    </style:style>
    <style:style style:name="P53"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8b413" officeooo:paragraph-rsid="0189f83c" fo:background-color="#ffffff" style:font-size-asian="11pt" style:font-weight-asian="bold" style:font-size-complex="11pt" style:font-weight-complex="bold"/>
    </style:style>
    <style:style style:name="P54"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fb7c9" officeooo:paragraph-rsid="018fb7c9" fo:background-color="#ffffff" style:font-size-asian="11pt" style:font-weight-asian="bold" style:font-size-complex="11pt" style:font-weight-complex="bold"/>
    </style:style>
    <style:style style:name="P55" style:family="paragraph" style:parent-style-name="Heading_20_2">
      <style:paragraph-properties fo:margin-top="0cm" fo:margin-bottom="0cm" loext:contextual-spacing="false" fo:text-align="justify" style:justify-single-word="false" fo:background-color="#ffffff">
        <style:background-image/>
      </style:paragraph-properties>
      <style:text-properties fo:color="#3465a4" style:font-name="Liberation Serif" fo:font-size="16pt" fo:font-weight="normal" officeooo:rsid="018fb7c9" officeooo:paragraph-rsid="018fb7c9" fo:background-color="#ffffff" style:font-size-asian="16pt" style:font-weight-asian="normal" style:font-size-complex="16pt" style:font-weight-complex="normal"/>
    </style:style>
    <style:style style:name="P56" style:family="paragraph" style:parent-style-name="Preformatted_20_Text">
      <style:paragraph-properties fo:margin-top="0cm" fo:margin-bottom="0cm" loext:contextual-spacing="false"/>
      <style:text-properties style:font-name="Nimbus Mono L" fo:font-size="11pt" fo:font-weight="bold"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58" style:family="paragraph" style:parent-style-name="Text_20_body">
      <style:paragraph-properties fo:text-align="justify" style:justify-single-word="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193ed83"/>
    </style:style>
    <style:style style:name="P61" style:family="paragraph" style:parent-style-name="Text_20_body">
      <style:text-properties officeooo:rsid="0193ed83" officeooo:paragraph-rsid="0193ed83"/>
    </style:style>
    <style:style style:name="P62" style:family="paragraph" style:parent-style-name="Text_20_body">
      <style:paragraph-properties fo:text-align="justify" style:justify-single-word="false" fo:background-color="#ffffff">
        <style:background-image/>
      </style:paragraph-properties>
    </style:style>
    <style:style style:name="P63" style:family="paragraph" style:parent-style-name="Preformatted_20_Text">
      <style:paragraph-properties fo:background-color="#ffffff">
        <style:background-image/>
      </style:paragraph-properties>
      <style:text-properties fo:color="#000000" style:font-name="Nimbus Mono L" fo:font-size="11pt" fo:font-weight="bold" fo:background-color="#ffffff" style:font-size-asian="11pt" style:font-weight-asian="bold" style:font-size-complex="11pt" style:font-weight-complex="bold"/>
    </style:style>
    <style:style style:name="P64" style:family="paragraph" style:parent-style-name="Heading_20_1">
      <style:paragraph-properties fo:text-align="justify" style:justify-single-word="false"/>
      <style:text-properties fo:color="#3465a4" style:font-name="Liberation Serif" fo:font-size="16pt" fo:font-weight="bold" officeooo:paragraph-rsid="0033d018" fo:background-color="#ffffff" style:font-size-asian="16pt" style:font-weight-asian="bold" style:font-size-complex="16pt" style:font-weight-complex="bold"/>
    </style:style>
    <style:style style:name="P65" style:family="paragraph" style:parent-style-name="Heading_20_2">
      <style:paragraph-properties fo:text-align="justify" style:justify-single-word="false"/>
      <style:text-properties fo:color="#3465a4" style:font-name="Liberation Serif" fo:font-size="16pt" fo:font-weight="bold" officeooo:paragraph-rsid="0033d018" fo:background-color="#ffffff" style:font-size-asian="16pt" style:font-weight-asian="bold" style:font-size-complex="16pt" style:font-weight-complex="bold"/>
    </style:style>
    <style:style style:name="P66" style:family="paragraph" style:parent-style-name="Heading_20_2">
      <style:paragraph-properties fo:text-align="justify" style:justify-single-word="false"/>
      <style:text-properties fo:color="#3465a4" style:font-name="Liberation Serif" fo:font-size="14pt" fo:font-weight="bold" officeooo:paragraph-rsid="0033d018" fo:background-color="#ffffff" style:font-size-asian="14pt" style:font-weight-asian="bold" style:font-size-complex="14pt" style:font-weight-complex="bold"/>
    </style:style>
    <style:style style:name="P67" style:family="paragraph" style:parent-style-name="Preformatted_20_Text">
      <style:text-properties style:font-name="Nimbus Mono L" fo:font-size="11pt" fo:font-weight="bold" style:font-size-asian="11pt" style:font-weight-asian="bold" style:font-size-complex="11pt" style:font-weight-complex="bold"/>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style:font-name="Nimbus Mono L" fo:font-size="11pt" fo:font-weight="bold" style:font-size-asian="11pt" style:font-weight-asian="bold" style:font-size-complex="11pt" style:font-weight-complex="bold"/>
    </style:style>
    <style:style style:name="P70" style:family="paragraph" style:parent-style-name="Preformatted_20_Text">
      <style:paragraph-properties fo:margin-top="0cm" fo:margin-bottom="0.499cm" loext:contextual-spacing="false" fo:background-color="#ffffff">
        <style:background-image/>
      </style:paragraph-properties>
      <style:text-properties fo:color="#000000" style:font-name="Nimbus Mono L" fo:font-size="11pt" fo:font-weight="bold" fo:background-color="#ffffff" style:font-size-asian="11pt" style:font-weight-asian="bold" style:font-size-complex="11pt" style:font-weight-complex="bold"/>
    </style:style>
    <style:style style:name="P71" style:family="paragraph" style:parent-style-name="Text_20_body">
      <style:paragraph-properties fo:margin-top="0cm" fo:margin-bottom="0.499cm" loext:contextual-spacing="false"/>
    </style:style>
    <style:style style:name="P72" style:family="paragraph" style:parent-style-name="Text_20_body">
      <style:paragraph-properties fo:margin-left="2.501cm" fo:margin-right="0cm" fo:margin-top="0cm" fo:margin-bottom="0cm" loext:contextual-spacing="false" fo:text-align="justify" style:justify-single-word="false" fo:text-indent="0cm" style:auto-text-indent="false" fo:background-color="#ffffcc">
        <style:background-image/>
      </style:paragraph-properties>
      <style:text-properties fo:color="#336600" style:font-name="Nimbus Mono L" fo:font-size="11pt" fo:font-weight="bold" officeooo:rsid="018fb7c9" officeooo:paragraph-rsid="018fb7c9" fo:background-color="#ffffff" style:font-size-asian="11pt" style:font-weight-asian="bold" style:font-size-complex="11pt" style:font-weight-complex="bold"/>
    </style:style>
    <style:style style:name="P73" style:family="paragraph" style:parent-style-name="Text_20_body">
      <style:paragraph-properties fo:margin-left="2.501cm" fo:margin-right="0cm" fo:text-align="justify" style:justify-single-word="false" fo:text-indent="0cm" style:auto-text-indent="false" fo:background-color="#ffffcc">
        <style:background-image/>
      </style:paragraph-properties>
    </style:style>
    <style:style style:name="P74" style:family="paragraph" style:parent-style-name="Text_20_body">
      <style:paragraph-properties fo:margin-left="2.501cm" fo:margin-right="0cm" fo:text-indent="0cm" style:auto-text-indent="false" fo:background-color="#ffffcc">
        <style:background-image/>
      </style:paragraph-properties>
      <style:text-properties officeooo:rsid="0193ed83" officeooo:paragraph-rsid="0193ed83"/>
    </style:style>
    <style:style style:name="P75" style:family="paragraph" style:parent-style-name="Text_20_body">
      <style:paragraph-properties fo:margin-left="3.752cm" fo:margin-right="0cm" fo:text-indent="0cm" style:auto-text-indent="false" fo:background-color="#ffffcc">
        <style:background-image/>
      </style:paragraph-properties>
    </style:style>
    <style:style style:name="P76" style:family="paragraph" style:parent-style-name="Text_20_body">
      <style:paragraph-properties fo:margin-left="3.752cm" fo:margin-right="0cm" fo:text-indent="0cm" style:auto-text-indent="false" fo:background-color="#ffffcc">
        <style:background-image/>
      </style:paragraph-properties>
      <style:text-properties officeooo:rsid="0193ed83" officeooo:paragraph-rsid="0193ed83"/>
    </style:style>
    <style:style style:name="P77" style:family="paragraph" style:parent-style-name="Text_20_body">
      <style:paragraph-properties fo:margin-left="7.504cm" fo:margin-right="0cm" fo:text-indent="0cm" style:auto-text-indent="false" fo:background-color="#ffffcc">
        <style:background-image/>
      </style:paragraph-properties>
    </style:style>
    <style:style style:name="P78" style:family="paragraph" style:parent-style-name="Text_20_body">
      <style:paragraph-properties fo:margin-left="7.504cm" fo:margin-right="0cm" fo:text-indent="0cm" style:auto-text-indent="false" fo:background-color="#ffffcc">
        <style:background-image/>
      </style:paragraph-properties>
      <style:text-properties officeooo:rsid="0193ed83" officeooo:paragraph-rsid="0193ed83"/>
    </style:style>
    <style:style style:name="P79" style:family="paragraph" style:parent-style-name="Standard">
      <style:paragraph-properties fo:margin-top="0cm" fo:margin-bottom="0cm" loext:contextual-spacing="false" fo:text-align="start" style:justify-single-word="false" fo:background-color="#eeeeee">
        <style:background-image/>
      </style:paragraph-properties>
      <style:text-properties fo:color="#000000" style:font-name="Liberation Serif" fo:font-size="12pt" fo:font-weight="bold" officeooo:paragraph-rsid="01a51452" fo:background-color="#ffffff" style:font-size-asian="12pt" style:font-weight-asian="bold" style:font-size-complex="12pt" style:font-weight-complex="bold"/>
    </style:style>
    <style:style style:name="P80" style:family="paragraph" style:parent-style-name="Standard">
      <style:paragraph-properties fo:margin-top="0cm" fo:margin-bottom="0cm" loext:contextual-spacing="false" fo:text-align="start" style:justify-single-word="false" fo:background-color="#eeeeee">
        <style:background-image/>
      </style:paragraph-properties>
      <style:text-properties fo:color="#336600" style:font-name="Nimbus Mono L" fo:font-size="11pt" fo:font-weight="bold" officeooo:rsid="0177baf1" officeooo:paragraph-rsid="01a6ed40" fo:background-color="#eeeeee" style:font-size-asian="11pt" style:font-weight-asian="bold" style:font-size-complex="11pt" style:font-weight-complex="bold"/>
    </style:style>
    <style:style style:name="P81" style:family="paragraph" style:parent-style-name="Text_20_body" style:list-style-name="L1">
      <style:paragraph-properties fo:text-align="justify" style:justify-single-word="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82" style:family="paragraph" style:parent-style-name="Text_20_body" style:list-style-name="L2"/>
    <style:style style:name="P83" style:family="paragraph" style:parent-style-name="Text_20_body" style:list-style-name="L3">
      <style:text-properties officeooo:paragraph-rsid="0193ed83"/>
    </style:style>
    <style:style style:name="P84" style:family="paragraph" style:parent-style-name="Text_20_body" style:list-style-name="L4"/>
    <style:style style:name="P85" style:family="paragraph" style:parent-style-name="Text_20_body">
      <style:text-properties officeooo:rsid="019d3a40" officeooo:paragraph-rsid="019d3a40"/>
    </style:style>
    <style:style style:name="P86" style:family="paragraph" style:parent-style-name="Text_20_body" style:list-style-name="L2">
      <style:paragraph-properties fo:margin-top="0cm" fo:margin-bottom="0cm" loext:contextual-spacing="false"/>
    </style:style>
    <style:style style:name="P87" style:family="paragraph" style:parent-style-name="Text_20_body" style:list-style-name="L4">
      <style:paragraph-properties fo:margin-top="0cm" fo:margin-bottom="0cm" loext:contextual-spacing="false"/>
    </style:style>
    <style:style style:name="P88" style:family="paragraph" style:parent-style-name="Text_20_body">
      <style:paragraph-properties fo:margin-top="0cm" fo:margin-bottom="0cm" loext:contextual-spacing="false" fo:text-align="justify" style:justify-single-word="false"/>
      <style:text-properties officeooo:rsid="019d3a40" officeooo:paragraph-rsid="019d3a40"/>
    </style:style>
    <style:style style:name="P89" style:family="paragraph" style:parent-style-name="Text_20_body">
      <style:paragraph-properties fo:margin-top="0cm" fo:margin-bottom="0cm" loext:contextual-spacing="false" fo:text-align="justify" style:justify-single-word="false"/>
      <style:text-properties fo:color="#000000" style:font-name="Liberation Serif" fo:font-size="12pt" fo:font-weight="normal" officeooo:rsid="018fb7c9" officeooo:paragraph-rsid="0193ed83" fo:background-color="#ffffff"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91" style:family="paragraph" style:parent-style-name="Text_20_body">
      <style:paragraph-properties fo:margin-top="0cm" fo:margin-bottom="0cm" loext:contextual-spacing="false" fo:text-align="justify" style:justify-single-word="false"/>
      <style:text-properties officeooo:paragraph-rsid="0193ed83"/>
    </style:style>
    <style:style style:name="P9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normal" officeooo:rsid="0188b413" officeooo:paragraph-rsid="018d813c" fo:background-color="#ffffff" style:font-size-asian="12pt" style:font-weight-asian="normal" style:font-size-complex="12pt" style:font-weight-complex="normal"/>
    </style:style>
    <style:style style:name="P9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15a97" officeooo:paragraph-rsid="01a15a97" fo:background-color="#eeeeee" style:font-size-asian="11pt" style:font-weight-asian="bold" style:font-size-complex="11pt" style:font-weight-complex="bold"/>
    </style:style>
    <style:style style:name="P94"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3540e" officeooo:paragraph-rsid="01a3540e" fo:background-color="#eeeeee" style:font-size-asian="11pt" style:font-weight-asian="bold" style:font-size-complex="11pt" style:font-weight-complex="bold"/>
    </style:style>
    <style:style style:name="P9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4fef8" officeooo:paragraph-rsid="01a4fef8" fo:background-color="#eeeeee" style:font-size-asian="11pt" style:font-weight-asian="bold" style:font-size-complex="11pt" style:font-weight-complex="bold"/>
    </style:style>
    <style:style style:name="P9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a15a97" officeooo:paragraph-rsid="01a15a97" fo:background-color="#eeeeee" style:font-size-asian="11pt" style:font-weight-asian="bold" style:font-size-complex="11pt" style:font-weight-complex="bold"/>
    </style:style>
    <style:style style:name="P9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a4fef8" officeooo:paragraph-rsid="01a4fef8" fo:background-color="#ffffff" style:font-size-asian="11pt" style:font-weight-asian="bold" style:font-size-complex="11pt" style:font-weight-complex="bold"/>
    </style:style>
    <style:style style:name="P98"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a15a97" officeooo:paragraph-rsid="01a15a97" fo:background-color="#ffffff" style:font-size-asian="11pt" style:font-weight-asian="bold" style:font-size-complex="11pt" style:font-weight-complex="bold"/>
    </style:style>
    <style:style style:name="P99"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a15a97" officeooo:paragraph-rsid="01a15a97" fo:background-color="#ffffff" style:font-size-asian="12pt" style:font-weight-asian="normal" style:font-size-complex="12pt" style:font-weight-complex="normal"/>
    </style:style>
    <style:style style:name="P100"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a4fef8" officeooo:paragraph-rsid="01a4fef8" fo:background-color="#ffffff" style:font-size-asian="12pt" style:font-weight-asian="normal" style:font-size-complex="12pt" style:font-weight-complex="normal"/>
    </style:style>
    <style:style style:name="P101"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77baf1" officeooo:paragraph-rsid="0177baf1" fo:background-color="#ffffff" style:font-size-asian="12pt" style:font-weight-asian="normal" style:font-size-complex="12pt" style:font-weight-complex="normal"/>
    </style:style>
    <style:style style:name="P10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bold" officeooo:rsid="0177baf1" officeooo:paragraph-rsid="0177baf1" fo:background-color="#ffffff" style:font-size-asian="12pt" style:font-weight-asian="bold" style:font-size-complex="12pt" style:font-weight-complex="bold"/>
    </style:style>
    <style:style style:name="P103" style:family="paragraph" style:parent-style-name="Text_20_body">
      <style:paragraph-properties fo:margin-left="6.253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Liberation Serif" fo:font-size="12pt" fo:font-weight="normal" officeooo:rsid="01a4fef8" officeooo:paragraph-rsid="01a4fef8" fo:background-color="#ffffff" style:font-size-asian="12pt" style:font-weight-asian="normal" style:font-size-complex="12pt" style:font-weight-complex="normal"/>
    </style:style>
    <style:style style:name="P104" style:family="paragraph" style:parent-style-name="Text_20_body">
      <style:paragraph-properties fo:margin-left="6.253cm" fo:margin-right="0cm" fo:text-indent="0cm" style:auto-text-indent="false" fo:background-color="#ffffcc">
        <style:background-image/>
      </style:paragraph-properties>
      <style:text-properties fo:background-color="#ffffcc"/>
    </style:style>
    <style:style style:name="P105" style:family="paragraph" style:parent-style-name="Text_20_body">
      <style:paragraph-properties fo:margin-left="7.504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Nimbus Mono L" fo:font-size="11pt" fo:font-weight="bold" officeooo:rsid="01a15a97" officeooo:paragraph-rsid="01a15a97" fo:background-color="#ffffff" style:font-size-asian="11pt" style:font-weight-asian="bold" style:font-size-complex="11pt" style:font-weight-complex="bold"/>
    </style:style>
    <style:style style:name="P106" style:family="paragraph" style:parent-style-name="Text_20_body">
      <style:paragraph-properties fo:margin-left="7.504cm" fo:margin-right="0cm" fo:margin-top="0cm" fo:margin-bottom="0cm" loext:contextual-spacing="false" fo:text-indent="0cm" style:auto-text-indent="false" fo:background-color="#ffffcc">
        <style:background-image/>
      </style:paragraph-properties>
      <style:text-properties style:font-name="Liberation Serif" fo:font-size="12pt" fo:background-color="#ffffcc" style:font-size-asian="12pt" style:font-size-complex="12pt"/>
    </style:style>
    <style:style style:name="P107" style:family="paragraph" style:parent-style-name="Heading_20_2">
      <style:text-properties fo:color="#3465a4" officeooo:rsid="0193ed83" officeooo:paragraph-rsid="0193ed83"/>
    </style:style>
    <style:style style:name="P108" style:family="paragraph" style:parent-style-name="Heading_20_3">
      <style:paragraph-properties fo:text-align="justify" style:justify-single-word="false"/>
      <style:text-properties fo:color="#3465a4" style:font-name="Liberation Serif" fo:font-size="14pt" fo:font-weight="bold" officeooo:paragraph-rsid="0033d018" fo:background-color="#ffffff" style:font-size-asian="14pt" style:font-weight-asian="bold" style:font-size-complex="14pt" style:font-weight-complex="bold"/>
    </style:style>
    <style:style style:name="P109"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77baf1" officeooo:paragraph-rsid="0177baf1" fo:background-color="#ffffff" style:font-size-asian="12pt" style:font-weight-asian="bold" style:font-size-complex="12pt" style:font-weight-complex="bold"/>
    </style:style>
    <style:style style:name="P110"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88b413" officeooo:paragraph-rsid="0188b413" fo:background-color="#ffffff" style:font-size-asian="12pt" style:font-weight-asian="bold" style:font-size-complex="12pt" style:font-weight-complex="bold"/>
    </style:style>
    <style:style style:name="P111"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88b413" officeooo:paragraph-rsid="018d813c" fo:background-color="#ffffff" style:font-size-asian="12pt" style:font-weight-asian="bold" style:font-size-complex="12pt" style:font-weight-complex="bold"/>
    </style:style>
    <style:style style:name="P112" style:family="paragraph" style:parent-style-name="Heading_20_3">
      <style:paragraph-properties fo:margin-top="0cm" fo:margin-bottom="0cm" loext:contextual-spacing="false" fo:text-align="start" style:justify-single-word="false" fo:background-color="#ffffff">
        <style:background-image/>
      </style:paragraph-properties>
      <style:text-properties fo:color="#3465a4" style:font-name="Nimbus Mono L" fo:font-size="11pt" fo:font-weight="bold" officeooo:rsid="018d813c" officeooo:paragraph-rsid="018d813c" fo:background-color="#ffffff"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193ed83" style:font-weight-asian="bold" style:font-weight-complex="bold"/>
    </style:style>
    <style:style style:name="T3" style:family="text">
      <style:text-properties fo:color="#336600" style:font-name="Nimbus Mono L" fo:font-size="11pt" officeooo:rsid="0189f83c" fo:background-color="#eeeeee" loext:char-shading-value="0" style:font-size-asian="11pt" style:font-size-complex="11pt"/>
    </style:style>
    <style:style style:name="T4" style:family="text">
      <style:text-properties fo:color="#3465a4"/>
    </style:style>
    <style:style style:name="T5" style:family="text">
      <style:text-properties fo:color="#3465a4" style:font-name="Nimbus Mono L"/>
    </style:style>
    <style:style style:name="T6" style:family="text">
      <style:text-properties fo:color="#3465a4" style:font-name="Nimbus Mono L" fo:font-size="11pt" officeooo:rsid="0189f83c" fo:background-color="#eeeeee" loext:char-shading-value="0" style:font-size-asian="11pt" style:font-size-complex="11pt"/>
    </style:style>
    <style:style style:name="T7" style:family="text">
      <style:text-properties fo:color="#3465a4" style:font-name="Nimbus Mono L" fo:font-size="11pt" officeooo:rsid="01a51452" fo:background-color="#eeeeee" loext:char-shading-value="0" style:font-size-asian="11pt" style:font-size-complex="11pt"/>
    </style:style>
    <style:style style:name="T8" style:family="text">
      <style:text-properties fo:color="#3465a4" style:font-name="Nimbus Mono L" officeooo:rsid="01a6ed40"/>
    </style:style>
    <style:style style:name="T9" style:family="text">
      <style:text-properties fo:color="#3465a4" officeooo:rsid="018d813c"/>
    </style:style>
    <style:style style:name="T10" style:family="text">
      <style:text-properties fo:color="#3465a4" officeooo:rsid="019f0af1"/>
    </style:style>
    <style:style style:name="T11" style:family="text">
      <style:text-properties fo:color="#3465a4" officeooo:rsid="018fb7c9"/>
    </style:style>
    <style:style style:name="T12" style:family="text">
      <style:text-properties fo:color="#3465a4" fo:font-size="11pt" officeooo:rsid="01a51452" fo:background-color="#eeeeee" loext:char-shading-value="0" style:font-size-asian="11pt" style:font-size-complex="11pt"/>
    </style:style>
    <style:style style:name="T13" style:family="text">
      <style:text-properties fo:color="#3465a4" officeooo:rsid="01a8703f"/>
    </style:style>
    <style:style style:name="T14" style:family="text">
      <style:text-properties fo:color="#cc0000"/>
    </style:style>
    <style:style style:name="T15" style:family="text">
      <style:text-properties fo:color="#cc0000" fo:font-weight="normal" style:font-weight-asian="normal" style:font-weight-complex="normal"/>
    </style:style>
    <style:style style:name="T16" style:family="text">
      <style:text-properties fo:color="#cc0000" style:font-name="Nimbus Mono L"/>
    </style:style>
    <style:style style:name="T17" style:family="text">
      <style:text-properties fo:color="#cc0000" style:font-name="Nimbus Mono L" fo:font-size="11pt" officeooo:rsid="0189f83c" fo:background-color="#eeeeee" loext:char-shading-value="0" style:font-size-asian="11pt" style:font-size-complex="11pt"/>
    </style:style>
    <style:style style:name="T18" style:family="text">
      <style:text-properties fo:color="#cc0000" style:font-name="Nimbus Mono L" fo:font-size="11pt" officeooo:rsid="01a51452" fo:background-color="#eeeeee" loext:char-shading-value="0" style:font-size-asian="11pt" style:font-size-complex="11pt"/>
    </style:style>
    <style:style style:name="T19" style:family="text">
      <style:text-properties fo:color="#cc0000" style:font-name="Nimbus Mono L" officeooo:rsid="01a6ed40"/>
    </style:style>
    <style:style style:name="T20" style:family="text">
      <style:text-properties fo:color="#cc0000" officeooo:rsid="018f8d64"/>
    </style:style>
    <style:style style:name="T21" style:family="text">
      <style:text-properties fo:color="#cc0000" officeooo:rsid="019d3a40"/>
    </style:style>
    <style:style style:name="T22" style:family="text">
      <style:text-properties fo:color="#cc0000" officeooo:rsid="018fb7c9"/>
    </style:style>
    <style:style style:name="T23" style:family="text">
      <style:text-properties fo:color="#000000" fo:font-weight="normal" style:font-weight-asian="normal" style:font-weight-complex="normal"/>
    </style:style>
    <style:style style:name="T24" style:family="text">
      <style:text-properties fo:color="#000000" fo:font-style="normal" fo:background-color="#ffffff" loext:char-shading-value="0" style:font-style-asian="normal" style:font-style-complex="normal"/>
    </style:style>
    <style:style style:name="T25"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26" style:family="text">
      <style:text-properties fo:color="#000000" style:font-name="Liberation Serif" fo:font-size="12pt" fo:font-weight="normal" officeooo:rsid="0177baf1" fo:background-color="#ffffff" loext:char-shading-value="0" style:font-size-asian="12pt" style:font-weight-asian="normal" style:font-size-complex="12pt" style:font-weight-complex="normal"/>
    </style:style>
    <style:style style:name="T27" style:family="text">
      <style:text-properties fo:color="#000000" style:font-name="Liberation Serif" fo:font-size="12pt" fo:font-weight="normal" officeooo:rsid="018d813c" fo:background-color="#ffffff" loext:char-shading-value="0" style:font-size-asian="12pt" style:font-weight-asian="normal" style:font-size-complex="12pt" style:font-weight-complex="normal"/>
    </style:style>
    <style:style style:name="T28" style:family="text">
      <style:text-properties fo:color="#000000" style:font-name="Liberation Serif" fo:font-size="12pt" fo:font-weight="normal" officeooo:rsid="018fb7c9" fo:background-color="#ffffff" loext:char-shading-value="0" style:font-size-asian="12pt" style:font-weight-asian="normal" style:font-size-complex="12pt" style:font-weight-complex="normal"/>
    </style:style>
    <style:style style:name="T29" style:family="text">
      <style:text-properties fo:color="#000000" style:font-name="Liberation Serif" fo:font-size="12pt" fo:font-weight="normal" style:font-size-asian="12pt" style:font-weight-asian="normal" style:font-size-complex="12pt" style:font-weight-complex="normal"/>
    </style:style>
    <style:style style:name="T30" style:family="text">
      <style:text-properties fo:color="#000000" style:font-name="Liberation Serif" fo:font-size="12pt" fo:font-weight="bold" fo:background-color="#ffffff" loext:char-shading-value="0" style:font-size-asian="12pt" style:font-weight-asian="bold" style:font-size-complex="12pt" style:font-weight-complex="bold"/>
    </style:style>
    <style:style style:name="T31" style:family="text">
      <style:text-properties fo:color="#000000" style:font-name="Liberation Serif" fo:font-size="12pt" fo:font-weight="bold" officeooo:rsid="0177baf1" fo:background-color="#ffffff" loext:char-shading-value="0" style:font-size-asian="12pt" style:font-weight-asian="bold" style:font-size-complex="12pt" style:font-weight-complex="bold"/>
    </style:style>
    <style:style style:name="T32" style:family="text">
      <style:text-properties fo:color="#000000" style:font-name="Liberation Serif" fo:font-size="12pt" fo:font-weight="bold" officeooo:rsid="018d813c" fo:background-color="#ffffff" loext:char-shading-value="0" style:font-size-asian="12pt" style:font-weight-asian="bold" style:font-size-complex="12pt" style:font-weight-complex="bold"/>
    </style:style>
    <style:style style:name="T33" style:family="text">
      <style:text-properties fo:color="#000000" style:font-name="Liberation Serif" fo:font-size="12pt" fo:font-weight="bold" officeooo:rsid="018fb7c9" fo:background-color="#ffffff" loext:char-shading-value="0" style:font-size-asian="12pt" style:font-weight-asian="bold" style:font-size-complex="12pt" style:font-weight-complex="bold"/>
    </style:style>
    <style:style style:name="T34" style:family="text">
      <style:text-properties fo:color="#000000" style:font-name="Liberation Serif" fo:font-size="12pt" style:text-underline-style="none" fo:font-weight="bold" fo:background-color="#ffffff" loext:char-shading-value="0" style:font-size-asian="12pt" style:font-weight-asian="bold" style:font-size-complex="12pt" style:font-weight-complex="bold"/>
    </style:style>
    <style:style style:name="T35" style:family="text">
      <style:text-properties fo:color="#000000" style:font-name="Liberation Serif" fo:font-size="12pt" fo:font-style="normal" fo:font-weight="bold" officeooo:rsid="0177baf1" fo:background-color="#ffffff" loext:char-shading-value="0" style:font-size-asian="12pt" style:font-style-asian="normal" style:font-weight-asian="bold" style:font-size-complex="12pt" style:font-style-complex="normal" style:font-weight-complex="bold"/>
    </style:style>
    <style:style style:name="T36" style:family="text">
      <style:text-properties fo:color="#000000" style:font-name="Liberation Serif" fo:font-size="12pt" fo:background-color="#ffffff" loext:char-shading-value="0" style:font-size-asian="12pt" style:font-size-complex="12pt"/>
    </style:style>
    <style:style style:name="T37" style:family="text">
      <style:text-properties fo:color="#000000" style:font-name="Nimbus Mono L"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38" style:family="text">
      <style:text-properties fo:color="#000000" style:font-name="Nimbus Mono L" fo:font-size="12pt" fo:font-weight="bold" fo:background-color="#ffffff" loext:char-shading-value="0" style:font-size-asian="12pt" style:font-weight-asian="bold" style:font-size-complex="12pt" style:font-weight-complex="bold"/>
    </style:style>
    <style:style style:name="T39" style:family="text">
      <style:text-properties fo:color="#000000" style:font-name="Nimbus Mono L" fo:font-size="11pt" fo:font-style="normal" fo:font-weight="bold" fo:background-color="#ffffff" loext:char-shading-value="0" style:font-size-asian="11pt" style:font-style-asian="normal" style:font-weight-asian="bold" style:font-size-complex="11pt" style:font-style-complex="normal" style:font-weight-complex="bold"/>
    </style:style>
    <style:style style:name="T40" style:family="text">
      <style:text-properties fo:color="#000000" style:font-name="Nimbus Mono L" fo:font-size="11pt" fo:font-style="normal" fo:font-weight="bold" officeooo:rsid="0177baf1" fo:background-color="#ffffff" loext:char-shading-value="0" style:font-size-asian="11pt" style:font-style-asian="normal" style:font-weight-asian="bold" style:font-size-complex="11pt" style:font-style-complex="normal" style:font-weight-complex="bold"/>
    </style:style>
    <style:style style:name="T41" style:family="text">
      <style:text-properties fo:color="#000000" style:font-name="Nimbus Mono L" fo:font-size="11pt" fo:font-style="normal" fo:font-weight="bold" officeooo:rsid="018d813c" fo:background-color="#ffffff" loext:char-shading-value="0" style:font-size-asian="11pt" style:font-style-asian="normal" style:font-weight-asian="bold" style:font-size-complex="11pt" style:font-style-complex="normal" style:font-weight-complex="bold"/>
    </style:style>
    <style:style style:name="T42" style:family="text">
      <style:text-properties fo:color="#000000" fo:background-color="#ffffcc" loext:char-shading-value="0"/>
    </style:style>
    <style:style style:name="T43" style:family="text">
      <style:text-properties fo:color="#000000" style:font-name="Liberation Serif" fo:font-size="12pt" fo:background-color="#ffffff" loext:char-shading-value="0" style:font-size-asian="12pt" style:font-size-complex="12pt"/>
    </style:style>
    <style:style style:name="T44" style:family="text">
      <style:text-properties fo:color="#cc9900"/>
    </style:style>
    <style:style style:name="T45" style:family="text">
      <style:text-properties fo:color="#cc9900" style:font-name="Nimbus Mono L"/>
    </style:style>
    <style:style style:name="T46" style:family="text">
      <style:text-properties fo:color="#cc9900" style:font-name="Nimbus Mono L" fo:font-size="11pt" officeooo:rsid="01a51452" fo:background-color="#eeeeee" loext:char-shading-value="0" style:font-size-asian="11pt" style:font-size-complex="11pt"/>
    </style:style>
    <style:style style:name="T47" style:family="text">
      <style:text-properties fo:color="#cc9900" style:font-name="Nimbus Mono L" officeooo:rsid="01a6ed40"/>
    </style:style>
    <style:style style:name="T48" style:family="text">
      <style:text-properties fo:color="#cc9900" officeooo:rsid="018fb7c9"/>
    </style:style>
    <style:style style:name="T49" style:family="text">
      <style:text-properties fo:color="#0000bb" style:font-name="Nimbus Mono L" fo:font-size="11pt" fo:background-color="#eeeeee" loext:char-shading-value="0" style:font-size-asian="11pt" style:font-size-complex="11pt"/>
    </style:style>
    <style:style style:name="T50" style:family="text">
      <style:text-properties fo:color="#007700" style:font-name="Nimbus Mono L" fo:font-size="11pt" fo:background-color="#eeeeee" loext:char-shading-value="0" style:font-size-asian="11pt" style:font-size-complex="11pt"/>
    </style:style>
    <style:style style:name="T51" style:family="text">
      <style:text-properties fo:color="#007700" style:font-name="Nimbus Mono L" fo:font-size="11pt" officeooo:rsid="01a51452" fo:background-color="#eeeeee" loext:char-shading-value="0" style:font-size-asian="11pt" style:font-size-complex="11pt"/>
    </style:style>
    <style:style style:name="T52" style:family="text">
      <style:text-properties fo:color="#ff8000" style:font-name="Nimbus Mono L" fo:font-size="11pt" fo:background-color="#eeeeee" loext:char-shading-value="0" style:font-size-asian="11pt" style:font-size-complex="11pt"/>
    </style:style>
    <style:style style:name="T53" style:family="text">
      <style:text-properties fo:color="#dd0000" style:font-name="Nimbus Mono L" fo:font-size="11pt" fo:background-color="#eeeeee" loext:char-shading-value="0" style:font-size-asian="11pt" style:font-size-complex="11pt"/>
    </style:style>
    <style:style style:name="T54" style:family="text">
      <style:text-properties officeooo:rsid="0177baf1"/>
    </style:style>
    <style:style style:name="T55" style:family="text">
      <style:text-properties style:font-name="Nimbus Mono L"/>
    </style:style>
    <style:style style:name="T56" style:family="text">
      <style:text-properties style:font-name="Nimbus Mono L" fo:font-size="11pt" fo:font-weight="bold" style:font-size-asian="11pt" style:font-weight-asian="bold" style:font-size-complex="11pt" style:font-weight-complex="bold"/>
    </style:style>
    <style:style style:name="T57" style:family="text">
      <style:text-properties style:font-name="Nimbus Mono L" fo:font-size="11pt" fo:font-weight="bold" officeooo:rsid="018d813c" fo:background-color="#eeeeee" loext:char-shading-value="0" style:font-size-asian="11pt" style:font-weight-asian="bold" style:font-size-complex="11pt" style:font-weight-complex="bold"/>
    </style:style>
    <style:style style:name="T58" style:family="text">
      <style:text-properties style:font-name="Nimbus Mono L" fo:font-size="11pt" fo:font-style="normal" fo:font-weight="bold" style:font-size-asian="11pt" style:font-style-asian="normal" style:font-weight-asian="bold" style:font-size-complex="11pt" style:font-style-complex="normal" style:font-weight-complex="bold"/>
    </style:style>
    <style:style style:name="T59" style:family="text">
      <style:text-properties style:font-name="Nimbus Mono L" fo:font-size="11pt" fo:font-style="normal" fo:font-weight="bold" officeooo:rsid="0193ed83" style:font-size-asian="11pt" style:font-style-asian="normal" style:font-weight-asian="bold" style:font-size-complex="11pt" style:font-style-complex="normal" style:font-weight-complex="bold"/>
    </style:style>
    <style:style style:name="T60" style:family="text">
      <style:text-properties style:font-name="Nimbus Mono L" fo:font-style="normal" style:font-style-asian="normal" style:font-style-complex="normal"/>
    </style:style>
    <style:style style:name="T61" style:family="text">
      <style:text-properties style:font-name="Nimbus Mono L" officeooo:rsid="01a6ed40"/>
    </style:style>
    <style:style style:name="T62" style:family="text">
      <style:text-properties style:font-name="Liberation Serif" fo:font-size="12pt" fo:font-weight="normal" style:font-size-asian="10.5pt" style:font-weight-asian="normal" style:font-size-complex="12pt" style:font-weight-complex="normal"/>
    </style:style>
    <style:style style:name="T63" style:family="text">
      <style:text-properties style:font-name="Liberation Serif" fo:font-size="12pt" fo:font-weight="bold" style:font-size-asian="10.5pt" style:font-weight-asian="bold" style:font-size-complex="12pt" style:font-weight-complex="bold"/>
    </style:style>
    <style:style style:name="T64" style:family="text">
      <style:text-properties officeooo:rsid="0189a521"/>
    </style:style>
    <style:style style:name="T65" style:family="text">
      <style:text-properties officeooo:rsid="018d813c"/>
    </style:style>
    <style:style style:name="T66" style:family="text">
      <style:text-properties fo:background-color="#ffffcc" loext:char-shading-value="0"/>
    </style:style>
    <style:style style:name="T67" style:family="text">
      <style:text-properties officeooo:rsid="0193ed83"/>
    </style:style>
    <style:style style:name="T68" style:family="text">
      <style:text-properties officeooo:rsid="019f0af1"/>
    </style:style>
    <style:style style:name="T69" style:family="text">
      <style:text-properties style:font-name="Nimbus Mono L"/>
    </style:style>
    <style:style style:name="T70" style:family="text">
      <style:text-properties style:font-name="Nimbus Mono L" fo:font-size="11pt" fo:font-style="normal" fo:font-weight="bold" style:font-size-asian="11pt" style:font-style-asian="normal" style:font-weight-asian="bold" style:font-size-complex="11pt" style:font-style-complex="normal" style:font-weight-complex="bold"/>
    </style:style>
    <style:style style:name="T71" style:family="text">
      <style:text-properties officeooo:rsid="018fb7c9"/>
    </style:style>
    <style:style style:name="T72" style:family="text">
      <style:text-properties style:font-name="Liberation Serif" fo:font-size="12pt" fo:background-color="#ffffcc" loext:char-shading-value="0" style:font-size-asian="12pt" style:font-size-complex="12pt"/>
    </style:style>
    <style:style style:name="T73" style:family="text">
      <style:text-properties style:font-name="Liberation Serif" fo:font-size="12pt" fo:font-weight="normal" style:font-size-asian="12pt" style:font-weight-asian="normal" style:font-size-complex="12pt" style:font-weight-complex="normal"/>
    </style:style>
    <style:style style:name="T74" style:family="text">
      <style:text-properties officeooo:rsid="01a870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Clases y objetos</text:h>
      <text:h text:style-name="P66" text:outline-level="2">Tabla de contenidos</text:h>
      <text:p text:style-name="P57"/>
      <text:list xml:id="list8488709057705525742" text:style-name="L1">
        <text:list-item>
          <text:p text:style-name="P81">Introducción</text:p>
        </text:list-item>
      </text:list>
      <text:list xml:id="list7559915574399346856" text:style-name="L2">
        <text:list-item>
          <text:p text:style-name="P86">Lo básico</text:p>
        </text:list-item>
        <text:list-item>
          <text:p text:style-name="P86">Propiedades</text:p>
        </text:list-item>
        <text:list-item>
          <text:p text:style-name="P86">Constantes de clases</text:p>
        </text:list-item>
        <text:list-item>
          <text:p text:style-name="P86">Autocarga de clases</text:p>
        </text:list-item>
        <text:list-item>
          <text:p text:style-name="P86">Constructores y destructores</text:p>
        </text:list-item>
        <text:list-item>
          <text:p text:style-name="P86">Visibilidad</text:p>
        </text:list-item>
        <text:list-item>
          <text:p text:style-name="P86">Herencia de Objetos</text:p>
        </text:list-item>
        <text:list-item>
          <text:p text:style-name="P86">Operador de Resolución de Ámbito (::)</text:p>
        </text:list-item>
        <text:list-item>
          <text:p text:style-name="P86">La palabra reservada 'static'</text:p>
        </text:list-item>
        <text:list-item>
          <text:p text:style-name="P86">Abstracción de clases</text:p>
        </text:list-item>
        <text:list-item>
          <text:p text:style-name="P86">Interfaces de objetos</text:p>
        </text:list-item>
        <text:list-item>
          <text:p text:style-name="P86">Rasgos (Traits)</text:p>
        </text:list-item>
        <text:list-item>
          <text:p text:style-name="P86">Clases anónimas</text:p>
        </text:list-item>
        <text:list-item>
          <text:p text:style-name="P86">Sobrecarga</text:p>
        </text:list-item>
        <text:list-item>
          <text:p text:style-name="P86">Iteración de objetos</text:p>
        </text:list-item>
        <text:list-item>
          <text:p text:style-name="P86">Métodos mágicos</text:p>
        </text:list-item>
        <text:list-item>
          <text:p text:style-name="P86">Palabra clave Final</text:p>
        </text:list-item>
        <text:list-item>
          <text:p text:style-name="P86">Clonación de Objetos</text:p>
        </text:list-item>
        <text:list-item>
          <text:p text:style-name="P86">Comparación de Objetos</text:p>
        </text:list-item>
        <text:list-item>
          <text:p text:style-name="P86">Determinación de tipos</text:p>
        </text:list-item>
        <text:list-item>
          <text:p text:style-name="P86">Enlaces estáticos en tiempo de ejecución</text:p>
        </text:list-item>
        <text:list-item>
          <text:p text:style-name="P86">Objetos y referencias</text:p>
        </text:list-item>
        <text:list-item>
          <text:p text:style-name="P86">Serialización de objetos</text:p>
        </text:list-item>
        <text:list-item>
          <text:p text:style-name="P82">Registro de cambios de la POO</text:p>
        </text:list-item>
      </text:list>
      <text:p text:style-name="P57"/>
      <text:p text:style-name="P57"/>
      <text:p text:style-name="P57"/>
      <text:p text:style-name="P57"/>
      <text:p text:style-name="P57"/>
      <text:h text:style-name="P65" text:outline-level="2"><text:soft-page-break/><text:span text:style-name="T54">I</text:span>ntroducción</text:h>
      <text:p text:style-name="P58"/>
      <text:p text:style-name="P58">A partir de PHP 5, el modelo de objetos ha sido reescrito para tener en cuenta un mejor rendimiento y mayor funcionalidad. Este fue un cambio importante a partir de PHP 4. PHP 5 tiene un modelo de objetos completo.</text:p>
      <text:p text:style-name="P58"/>
      <text:p text:style-name="P58">Entre las características de PHP 5 están la inclusión de la <text:span text:style-name="T1">visibilidad</text:span>, clases y métodos <text:span text:style-name="T1">abstractos</text:span> y <text:span text:style-name="T1">finales</text:span>, <text:span text:style-name="T1">métodos mágicos </text:span>adicionales, <text:span text:style-name="T1">interfaces</text:span>, <text:span text:style-name="T1">clonación</text:span> y<text:span text:style-name="T1"> determinación de tipos</text:span>. </text:p>
      <text:p text:style-name="Text_20_body">PHP trata los objetos de la misma manera que las referencias o manejadores, lo que significa que cada variable contiene una referencia a un objeto en lugar de una copia de todo el objeto. Véanse los <text:span text:style-name="T1">Objetos y referencias.</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65" text:outline-level="2"><text:soft-page-break/>Lo básico</text:h>
      <text:h text:style-name="P108" text:outline-level="3">class</text:h>
      <text:p text:style-name="P27"/>
      <text:p text:style-name="P27"><text:span text:style-name="T23">La definición básica de una clase comienza con la palabra reservada </text:span><text:span text:style-name="Emphasis"><text:span text:style-name="T23">class</text:span></text:span><text:span text:style-name="T23">, seguida de un nombre de clase, y continuando con un par de llaves que encierran las definiciones de las propiedades y métodos pertenecientes a dicha clase. </text:span></text:p>
      <text:p text:style-name="P28"/>
      <text:p text:style-name="P26"><text:span text:style-name="T25">El nombre de clase puede ser cualquier etiqueta válida, siempre que no sea una </text:span><text:span text:style-name="T34">palabra reservada</text:span><text:span text:style-name="T25"> de PHP. Un nombre válido de clase comienza con una letra o un guión bajo, seguido de una cantidad arbitraria de letras, números o guiones bajos. Como expresión regular, se expresaría de la siguiente forma: </text:span><text:span text:style-name="Emphasis"><text:span text:style-name="T37">^[a-zA-Z_\x7f-\xff][a-zA-Z0-9_\x7f-\xff]*$</text:span></text:span><text:span text:style-name="T37">. </text:span></text:p>
      <text:p text:style-name="P29"/>
      <text:p text:style-name="P26"><text:span text:style-name="T25">Una clase puede tener sus propias </text:span><text:span text:style-name="T30">constantes</text:span><text:span text:style-name="T25">, </text:span><text:a xlink:type="simple" xlink:href="http://php.net/manual/es/language.oop5.properties.php" text:style-name="Internet_20_link" text:visited-style-name="Visited_20_Internet_20_Link"><text:span text:style-name="T34">variables</text:span></text:a><text:span text:style-name="T25"> (llamadas "propiedades"), y funciones (llamados "métodos"). </text:span></text:p>
      <text:p text:style-name="P28"/>
      <text:p text:style-name="P28"><text:span text:style-name="Strong_20_Emphasis">Ejemplo #1 Definición de una clase sencilla</text:span></text:p>
      <text:p text:style-name="P28"/>
      <text:p text:style-name="P79"><text:span text:style-name="Source_20_Text"><text:span text:style-name="T51"><text:s/></text:span></text:span><text:span text:style-name="Source_20_Text"><text:span text:style-name="T7">&lt;?php</text:span></text:span></text:p>
      <text:p text:style-name="P79"><text:span text:style-name="Source_20_Text"><text:span text:style-name="T51"><text:s/></text:span></text:span><text:span text:style-name="Source_20_Text"><text:span text:style-name="T46">//Declaración de una clase</text:span></text:span></text:p>
      <text:p text:style-name="P79"><text:span text:style-name="Source_20_Text"><text:span text:style-name="T51"><text:s/>class </text:span></text:span><text:span text:style-name="Source_20_Text"><text:span text:style-name="T7">ClaseSencilla</text:span></text:span></text:p>
      <text:p text:style-name="P79"><text:span text:style-name="Source_20_Text"><text:span text:style-name="T51"><text:s/>{</text:span></text:span></text:p>
      <text:p text:style-name="P79"><text:span text:style-name="Source_20_Text"><text:span text:style-name="T51"><text:s text:c="5"/></text:span></text:span><text:span text:style-name="Source_20_Text"><text:span text:style-name="T46">// Declaración de una propiedad</text:span></text:span></text:p>
      <text:p text:style-name="P79"><text:span text:style-name="Source_20_Text"><text:span text:style-name="T51"><text:s text:c="5"/>public </text:span></text:span><text:span text:style-name="Source_20_Text"><text:span text:style-name="T7">$var </text:span></text:span><text:span text:style-name="Source_20_Text"><text:span text:style-name="T51">= </text:span></text:span><text:span text:style-name="Source_20_Text"><text:span text:style-name="T18">'un valor predeterminado'</text:span></text:span><text:span text:style-name="Source_20_Text"><text:span text:style-name="T51">;</text:span></text:span></text:p>
      <text:p text:style-name="P79"/>
      <text:p text:style-name="P79"><text:span text:style-name="Source_20_Text"><text:span text:style-name="T51"><text:s text:c="5"/></text:span></text:span><text:span text:style-name="Source_20_Text"><text:span text:style-name="T46">// Declaración de un método</text:span></text:span></text:p>
      <text:p text:style-name="P79"><text:span text:style-name="Source_20_Text"><text:span text:style-name="T51"><text:s text:c="5"/>public function </text:span></text:span><text:span text:style-name="Source_20_Text"><text:span text:style-name="T7">mostrarVar</text:span></text:span><text:span text:style-name="Source_20_Text"><text:span text:style-name="T51">() {</text:span></text:span></text:p>
      <text:p text:style-name="P79"><text:span text:style-name="Source_20_Text"><text:span text:style-name="T51"><text:s text:c="9"/>echo </text:span></text:span><text:span text:style-name="Source_20_Text"><text:span text:style-name="T7">$this</text:span></text:span><text:span text:style-name="Source_20_Text"><text:span text:style-name="T51">-&gt;</text:span></text:span><text:span text:style-name="Source_20_Text"><text:span text:style-name="T7">var</text:span></text:span><text:span text:style-name="Source_20_Text"><text:span text:style-name="T51">;</text:span></text:span></text:p>
      <text:p text:style-name="P79"><text:span text:style-name="Source_20_Text"><text:span text:style-name="T51"><text:s text:c="5"/>}</text:span></text:span></text:p>
      <text:p text:style-name="P79"><text:span text:style-name="Source_20_Text"><text:span text:style-name="T51"><text:s/>}</text:span></text:span></text:p>
      <text:p text:style-name="P79"><text:span text:style-name="Source_20_Text"><text:span text:style-name="T51"><text:s/></text:span></text:span><text:span text:style-name="Source_20_Text"><text:span text:style-name="T46">//Instanciación de una clase</text:span></text:span></text:p>
      <text:p text:style-name="P79"><text:span text:style-name="Source_20_Text"><text:span text:style-name="T51"><text:s/></text:span></text:span><text:span text:style-name="Source_20_Text"><text:span text:style-name="T7">$a </text:span></text:span><text:span text:style-name="Source_20_Text"><text:span text:style-name="T51">= new </text:span></text:span><text:span text:style-name="Source_20_Text"><text:span text:style-name="T7">ClaseSencilla</text:span></text:span><text:span text:style-name="Source_20_Text"><text:span text:style-name="T51">();</text:span></text:span></text:p>
      <text:p text:style-name="P79"><text:span text:style-name="Source_20_Text"><text:span text:style-name="T51"><text:s/></text:span></text:span></text:p>
      <text:p text:style-name="P79"><text:span text:style-name="Source_20_Text"><text:span text:style-name="T51"><text:s/></text:span></text:span><text:span text:style-name="Source_20_Text"><text:span text:style-name="T7">$a</text:span></text:span><text:span text:style-name="Source_20_Text"><text:span text:style-name="T51">-&gt;</text:span></text:span><text:span text:style-name="Source_20_Text"><text:span text:style-name="T7">mostrarVar</text:span></text:span><text:span text:style-name="Source_20_Text"><text:span text:style-name="T51">();</text:span></text:span><text:span text:style-name="Source_20_Text"><text:span text:style-name="T50"><text:line-break/></text:span></text:span></text:p>
      <text:p text:style-name="P30"/>
      <text:p text:style-name="P26"><text:span text:style-name="T25">La pseudovariable </text:span><text:span text:style-name="Variable"><text:span text:style-name="T39">$this</text:span></text:span><text:span text:style-name="T25"> está disponible cuando un método es invocado dentro del contexto de un objeto. </text:span><text:span text:style-name="Variable"><text:span text:style-name="T39">$this</text:span></text:span><text:span text:style-name="T25"> es una referencia al objeto invocador (usualmente el objeto al cual el método pertenece, aunque puede que sea otro objeto si el método es llamado </text:span><text:span text:style-name="T30">estáticamente</text:span><text:span text:style-name="T25"> desde el contexto de un objeto secundario). A partir de PHP 7.0.0, la llamada estática a un método no estático desde un contexto incompatible resulta en que </text:span><text:span text:style-name="T38">$this</text:span><text:span text:style-name="T25"> no esté definido dentro del método. Una llamada estática a un método no estático desde un contexto no compatible está obsoleta desde PHP 5.6.0. A partir de PHP 7.0.0, una llamada estática a un método no estático está obsoleta en general (incluso si se llama desde un contexto compatible). Antes de PHP 5.6.0, tales llamadas ya ocasionaban un aviso de estrictez.</text:span></text:p>
      <text:p text:style-name="P26"><text:soft-page-break/><text:span text:style-name="Strong_20_Emphasis">Ejemplo #2 Algunos ejemplos de la pseudovariable </text:span><text:span text:style-name="Strong_20_Emphasis"><text:span text:style-name="Variable"><text:span text:style-name="T60">$this</text:span></text:span></text:span></text:p>
      <text:p text:style-name="Text_20_body"/>
      <text:p text:style-name="Text_20_body">Se asume que para este ejemplo <text:span text:style-name="T56">error_reporting</text:span> está inhabilitado; de lo contrario, el siguiente código emitirá avisos de estrictez y obsolescencia, respectivamente, dependiendo de la versión de PHP. </text:p>
      <text:p text:style-name="P5"><text:s/><text:span text:style-name="T4">&lt;?php</text:span></text:p>
      <text:p text:style-name="P5"><text:s/>class <text:span text:style-name="T4">A</text:span></text:p>
      <text:p text:style-name="P5"><text:s/>{</text:p>
      <text:p text:style-name="P5"><text:s text:c="5"/>function <text:span text:style-name="T13">F</text:span><text:span text:style-name="T4">oo</text:span>()</text:p>
      <text:p text:style-name="P5"><text:s text:c="5"/>{</text:p>
      <text:p text:style-name="P6"><text:s text:c="8"/>if (<text:span text:style-name="T4">isset</text:span>(<text:span text:style-name="T4">$this</text:span>)) {</text:p>
      <text:p text:style-name="P6"><text:s text:c="12"/>echo <text:span text:style-name="T14">"</text:span><text:span text:style-name="T15">\</text:span><text:span text:style-name="T14">$this está definida ("</text:span>.<text:span text:style-name="T4">get_class</text:span>(<text:span text:style-name="T4">$this</text:span>).<text:span text:style-name="T14">").&lt;br/&gt;"</text:span>;</text:p>
      <text:p text:style-name="P6"><text:s text:c="8"/>} else {</text:p>
      <text:p text:style-name="P6"><text:s text:c="12"/>echo <text:span text:style-name="T14">'$this no está definida.&lt;br/&gt;&lt;br/&gt;'</text:span>;</text:p>
      <text:p text:style-name="P6"><text:s text:c="8"/>}</text:p>
      <text:p text:style-name="P5"><text:s text:c="5"/>}</text:p>
      <text:p text:style-name="P5"><text:s/>}</text:p>
      <text:p text:style-name="P5"/>
      <text:p text:style-name="P5"><text:s/>class <text:span text:style-name="T4">B</text:span></text:p>
      <text:p text:style-name="P5"><text:s/>{</text:p>
      <text:p text:style-name="P5"><text:s text:c="5"/>function <text:span text:style-name="T4">bar</text:span>()</text:p>
      <text:p text:style-name="P5"><text:s text:c="5"/>{</text:p>
      <text:p text:style-name="P5"><text:s text:c="9"/><text:span text:style-name="T4">A</text:span>::<text:span text:style-name="T13">F</text:span><text:span text:style-name="T4">oo</text:span>();</text:p>
      <text:p text:style-name="P5"><text:s text:c="5"/>}</text:p>
      <text:p text:style-name="P5"><text:s/>}</text:p>
      <text:p text:style-name="P5"/>
      <text:p text:style-name="P5"><text:s/><text:span text:style-name="T4">$a</text:span> = new <text:span text:style-name="T4">A</text:span>();</text:p>
      <text:p text:style-name="P5"><text:s/><text:span text:style-name="T4">$a</text:span>-&gt;<text:span text:style-name="T13">F</text:span><text:span text:style-name="T4">oo</text:span>();</text:p>
      <text:p text:style-name="P5"><text:s/><text:span text:style-name="T4">A</text:span>::<text:span text:style-name="T13">F</text:span><text:span text:style-name="T4">oo</text:span>();</text:p>
      <text:p text:style-name="P5"/>
      <text:p text:style-name="P5"><text:s/><text:span text:style-name="T4">$b</text:span> = new <text:span text:style-name="T4">B</text:span>();</text:p>
      <text:p text:style-name="P5"><text:s/><text:span text:style-name="T4">$b</text:span>-&gt;<text:span text:style-name="T4">bar</text:span>();</text:p>
      <text:p text:style-name="P5"><text:s/><text:span text:style-name="T4">B</text:span>::<text:span text:style-name="T4">bar</text:span>();</text:p>
      <text:p text:style-name="P4"/>
      <text:p text:style-name="P42"/>
      <text:p text:style-name="P33">Salida del ejemplo anterior en PHP 5:</text:p>
      <text:p text:style-name="P50"><text:s/>$this está definida (A)</text:p>
      <text:p text:style-name="P63"><text:s/>$this no está definida.</text:p>
      <text:p text:style-name="P63"><text:s/>$this está definida (B)</text:p>
      <text:p text:style-name="P70"><text:s/>$this no está definida.</text:p>
      <text:p text:style-name="P33"/>
      <text:p text:style-name="P33"/>
      <text:p text:style-name="P33"><text:soft-page-break/>Salida del ejemplo anterior en PHP 7:</text:p>
      <text:p text:style-name="P50"><text:s/>$this está definida (A)</text:p>
      <text:p text:style-name="P63"><text:s/>$this no está definida.</text:p>
      <text:p text:style-name="P63"><text:s/>$this no está definida.</text:p>
      <text:p text:style-name="P70"><text:s/>$this no está definida.</text:p>
      <text:h text:style-name="P109" text:outline-level="3">new</text:h>
      <text:p text:style-name="P33"/>
      <text:p text:style-name="P48"><text:span text:style-name="T26">Para crear una instancia de una clase, se debe emplear la palabra reservada </text:span><text:span text:style-name="Emphasis"><text:span text:style-name="T40">new</text:span></text:span><text:span text:style-name="T26">. Un objeto se creará siempre a menos que el objeto tenga un </text:span><text:span text:style-name="T31">constructor</text:span><text:span text:style-name="T26"> que arroje una </text:span><text:span text:style-name="T35">excepción</text:span><text:span text:style-name="T26"> en caso de error. Las clases deberían ser definidas antes de la instanciación (y en algunos casos esto es un requerimiento).</text:span></text:p>
      <text:p text:style-name="P48"/>
      <text:p text:style-name="P48">Si se emplea un <text:span text:style-name="T1">string</text:span> que contenga el nombre de una clase con <text:span text:style-name="Emphasis">new</text:span>, se creará una nueva instancia de esa clase. Si la clase estuviera en un espacio de nombres, se debe utilizar su nombre completo al realizar esto.</text:p>
      <text:p text:style-name="P46"/>
      <text:p text:style-name="P42"><text:span text:style-name="Strong_20_Emphasis"><text:span text:style-name="T30">Ejemplo #3 Creación de una instancia</text:span></text:span></text:p>
      <text:p text:style-name="P32"/>
      <text:p text:style-name="P80"><text:span text:style-name="Source_20_Text"><text:span text:style-name="T61"><text:s/></text:span></text:span><text:span text:style-name="Source_20_Text"><text:span text:style-name="T8">&lt;?php</text:span></text:span></text:p>
      <text:p text:style-name="P80"><text:span text:style-name="Source_20_Text"><text:span text:style-name="T61"><text:s/>class </text:span></text:span><text:span text:style-name="Source_20_Text"><text:span text:style-name="T8">ClaseSencilla</text:span></text:span><text:span text:style-name="Source_20_Text"><text:span text:style-name="T61"> {}</text:span></text:span></text:p>
      <text:p text:style-name="P80"/>
      <text:p text:style-name="P80"><text:span text:style-name="Source_20_Text"><text:span text:style-name="T61"><text:s/></text:span></text:span><text:span text:style-name="Source_20_Text"><text:span text:style-name="T8">$instancia1</text:span></text:span><text:span text:style-name="Source_20_Text"><text:span text:style-name="T61"> = new </text:span></text:span><text:span text:style-name="Source_20_Text"><text:span text:style-name="T8">ClaseSencilla</text:span></text:span><text:span text:style-name="Source_20_Text"><text:span text:style-name="T61">();</text:span></text:span></text:p>
      <text:p text:style-name="P80"/>
      <text:p text:style-name="P80"><text:span text:style-name="Source_20_Text"><text:span text:style-name="T61"><text:s/></text:span></text:span><text:span text:style-name="Source_20_Text"><text:span text:style-name="T47">// Esto también se puede hacer con una variable:</text:span></text:span></text:p>
      <text:p text:style-name="P80"><text:span text:style-name="Source_20_Text"><text:span text:style-name="T61"><text:s/></text:span></text:span><text:span text:style-name="Source_20_Text"><text:span text:style-name="T8">$nombreClase</text:span></text:span><text:span text:style-name="Source_20_Text"><text:span text:style-name="T61"> = </text:span></text:span><text:span text:style-name="Source_20_Text"><text:span text:style-name="T19">'ClaseSencilla'</text:span></text:span><text:span text:style-name="Source_20_Text"><text:span text:style-name="T61">;</text:span></text:span></text:p>
      <text:p text:style-name="P80"><text:span text:style-name="Source_20_Text"><text:span text:style-name="T61"><text:s/></text:span></text:span><text:span text:style-name="Source_20_Text"><text:span text:style-name="T8">$instancia2</text:span></text:span><text:span text:style-name="Source_20_Text"><text:span text:style-name="T61"> = new </text:span></text:span><text:span text:style-name="Source_20_Text"><text:span text:style-name="T8">$nombreClase</text:span></text:span><text:span text:style-name="Source_20_Text"><text:span text:style-name="T61">(); </text:span></text:span><text:span text:style-name="Source_20_Text"><text:span text:style-name="T47">// new ClaseSencilla()</text:span></text:span></text:p>
      <text:p text:style-name="P80"/>
      <text:p text:style-name="P80"><text:span text:style-name="Source_20_Text"><text:span text:style-name="T61"><text:s/></text:span></text:span><text:span text:style-name="Source_20_Text"><text:span text:style-name="T8">var_dump</text:span></text:span><text:span text:style-name="Source_20_Text"><text:span text:style-name="T61">(</text:span></text:span><text:span text:style-name="Source_20_Text"><text:span text:style-name="T8">$instancia1</text:span></text:span><text:span text:style-name="Source_20_Text"><text:span text:style-name="T61">);</text:span></text:span></text:p>
      <text:p text:style-name="P80"><text:span text:style-name="Source_20_Text"><text:span text:style-name="T61"><text:s/></text:span></text:span><text:span text:style-name="Source_20_Text"><text:span text:style-name="T8">var_dump</text:span></text:span><text:span text:style-name="Source_20_Text"><text:span text:style-name="T61">(</text:span></text:span><text:span text:style-name="Source_20_Text"><text:span text:style-name="T8">$instancia2</text:span></text:span><text:span text:style-name="Source_20_Text"><text:span text:style-name="T61">);</text:span></text:span><text:span text:style-name="Source_20_Text"><text:span text:style-name="T55"><text:line-break/></text:span></text:span></text:p>
      <text:p text:style-name="P42"/>
      <text:p text:style-name="P42"><text:span text:style-name="T25">En el contexto de una clase, es posible crear un nuevo objeto con </text:span><text:span text:style-name="Emphasis"><text:span text:style-name="T24">new self</text:span></text:span><text:span text:style-name="T25"> y </text:span><text:span text:style-name="Emphasis"><text:span text:style-name="T24">new parent</text:span></text:span><text:span text:style-name="T25">. </text:span></text:p>
      <text:p text:style-name="P31"/>
      <text:p text:style-name="P62"><text:span text:style-name="T36">Cuando se asigna una instancia ya creada de una clase a una nueva variable, ésta última accederá a la misma instancia que el objeto que le fue asignado. Esta conducta es la misma que cuando se pasan instancias a una función. Se puede realizar una copia de un objeto ya creado a través de la </text:span><text:a xlink:type="simple" xlink:href="http://php.net/manual/es/language.oop5.cloning.php" text:style-name="Internet_20_link" text:visited-style-name="Visited_20_Internet_20_Link"><text:span text:style-name="T34">clonación</text:span></text:a><text:span text:style-name="T36"> del mismo. </text:span></text:p>
      <text:p text:style-name="P32"/>
      <text:p text:style-name="P32"/>
      <text:p text:style-name="P32"/>
      <text:p text:style-name="P32"/>
      <text:p text:style-name="P32"/>
      <text:p text:style-name="P32"/>
      <text:p text:style-name="P32"/>
      <text:p text:style-name="P32"><text:soft-page-break/><text:span text:style-name="Strong_20_Emphasis">Ejemplo #4 Asignación de objetos</text:span></text:p>
      <text:p text:style-name="P42"/>
      <text:p text:style-name="P21">&lt;?php</text:p>
      <text:p text:style-name="P7"/>
      <text:p text:style-name="P7">class <text:span text:style-name="T4">ClaseSencilla</text:span></text:p>
      <text:p text:style-name="P7">{</text:p>
      <text:p text:style-name="P7">}</text:p>
      <text:p text:style-name="P7"/>
      <text:p text:style-name="P7"><text:span text:style-name="T4">$instancia</text:span> = new <text:span text:style-name="T4">ClaseSencilla</text:span>();</text:p>
      <text:p text:style-name="P7"/>
      <text:p text:style-name="P7"><text:span text:style-name="T4">$asignada</text:span> <text:s text:c="2"/>= <text:s/><text:span text:style-name="T4">$instancia</text:span>;</text:p>
      <text:p text:style-name="P7"><text:span text:style-name="T4">$referencia</text:span> =&amp; <text:span text:style-name="T4">$instancia</text:span>;</text:p>
      <text:p text:style-name="P7"/>
      <text:p text:style-name="P7"><text:span text:style-name="T4">$instancia</text:span>-&gt;<text:span text:style-name="T4">var</text:span> = <text:span text:style-name="T14">'$asignada tendrá este valor'</text:span>;</text:p>
      <text:p text:style-name="P7"/>
      <text:p text:style-name="P7"><text:span text:style-name="T4">$instancia</text:span> = <text:span text:style-name="T4">null</text:span>; // $instancia y $referencia son null</text:p>
      <text:p text:style-name="P7"/>
      <text:p text:style-name="P7"><text:span text:style-name="T4">var_dump</text:span>(<text:span text:style-name="T4">$instancia</text:span>);</text:p>
      <text:p text:style-name="P7"><text:span text:style-name="T4">var_dump</text:span>(<text:span text:style-name="T4">$referencia</text:span>);</text:p>
      <text:p text:style-name="P7"><text:span text:style-name="T4">var_dump</text:span>(<text:span text:style-name="T4">$asignada</text:span>);</text:p>
      <text:p text:style-name="P7"/>
      <text:p text:style-name="P43"/>
      <text:p text:style-name="P34">El resultado del ejemplo sería:</text:p>
      <text:p text:style-name="P34"/>
      <text:p text:style-name="P51"><text:s/>NULL</text:p>
      <text:p text:style-name="P67"><text:s/>NULL</text:p>
      <text:p text:style-name="P67"><text:s/>object(ClaseSencilla)#1 (1) {</text:p>
      <text:p text:style-name="P67"><text:s text:c="4"/>["var"]=&gt;</text:p>
      <text:p text:style-name="P67"><text:s text:c="6"/>string(27) "$asignada tendrá este valor"</text:p>
      <text:p text:style-name="P69"><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PHP 5.3.0 introdujo un par de formas nuevas para crear instancias de un objeto: </text:p>
      <text:p text:style-name="P34"/>
      <text:p text:style-name="P34"><text:span text:style-name="Strong_20_Emphasis">Ejemplo #5 Creación de nuevos objetos</text:span></text:p>
      <text:p text:style-name="P34"/>
      <text:p text:style-name="P8"><text:s/><text:span text:style-name="T4">&lt;?php</text:span></text:p>
      <text:p text:style-name="P8"><text:s/>class <text:span text:style-name="T4">Prueba</text:span></text:p>
      <text:p text:style-name="P8"><text:s/>{</text:p>
      <text:p text:style-name="P8"><text:s text:c="5"/>static public function <text:span text:style-name="T4">getNew</text:span>()</text:p>
      <text:p text:style-name="P8"><text:s text:c="5"/>{</text:p>
      <text:p text:style-name="P8"><text:s text:c="9"/>return new <text:span text:style-name="T4">static</text:span>;</text:p>
      <text:p text:style-name="P8"><text:s text:c="5"/>}</text:p>
      <text:p text:style-name="P8"><text:s/>}</text:p>
      <text:p text:style-name="P8"/>
      <text:p text:style-name="P8"><text:s/>class <text:span text:style-name="T4">Hija</text:span> extends <text:span text:style-name="T4">Prueba</text:span></text:p>
      <text:p text:style-name="P8"><text:s/>{}</text:p>
      <text:p text:style-name="P8"/>
      <text:p text:style-name="P8"><text:s/><text:span text:style-name="T4">$obj1</text:span> = new <text:span text:style-name="T4">Prueba</text:span>();</text:p>
      <text:p text:style-name="P8"><text:s/><text:span text:style-name="T4">$obj2</text:span> = new <text:span text:style-name="T4">$obj1</text:span>;</text:p>
      <text:p text:style-name="P8"><text:s/><text:span text:style-name="T4">var_dump</text:span>(<text:span text:style-name="T4">$obj1</text:span> !== <text:span text:style-name="T4">$obj2</text:span>);</text:p>
      <text:p text:style-name="P8"/>
      <text:p text:style-name="P8"><text:s/><text:span text:style-name="T4">$obj3</text:span> = Prueba::<text:span text:style-name="T4">getNew</text:span>();</text:p>
      <text:p text:style-name="P8"><text:s/><text:span text:style-name="T4">var_dump</text:span>(<text:span text:style-name="T4">$obj3</text:span> instanceof <text:span text:style-name="T4">Prueba</text:span>);</text:p>
      <text:p text:style-name="P8"/>
      <text:p text:style-name="P8"><text:s/><text:span text:style-name="T4">$obj4</text:span> = Hija::<text:span text:style-name="T4">getNew</text:span>();</text:p>
      <text:p text:style-name="P8"><text:s/><text:span text:style-name="T4">var_dump</text:span>(<text:span text:style-name="T4">$obj4</text:span> instanceof <text:span text:style-name="T4">Hija</text:span>);</text:p>
      <text:p text:style-name="P7"/>
      <text:p text:style-name="P43"/>
      <text:p text:style-name="P34">El resultado del ejemplo sería:</text:p>
      <text:p text:style-name="P34"/>
      <text:p text:style-name="P51"><text:s/>bool(true)</text:p>
      <text:p text:style-name="P56"><text:s/>bool(true)</text:p>
      <text:p text:style-name="P56"><text:s/>bool(true)</text:p>
      <text:p text:style-name="P34"/>
      <text:p text:style-name="P34"/>
      <text:p text:style-name="P34"/>
      <text:p text:style-name="P34"/>
      <text:p text:style-name="P34"/>
      <text:p text:style-name="P34"/>
      <text:p text:style-name="P34"/>
      <text:p text:style-name="P34"/>
      <text:p text:style-name="P34"/>
      <text:p text:style-name="P34"/>
      <text:p text:style-name="P34"><text:soft-page-break/>PHP 5.4.0 introdujo la posibilidad de acceder a un miembro de un objeto recién crecado en una única expresión: </text:p>
      <text:p text:style-name="P34"/>
      <text:p text:style-name="P34"><text:span text:style-name="Strong_20_Emphasis">Ejemplo #6 Acceder a un mimebro de un objeto recién creado</text:span></text:p>
      <text:p text:style-name="P34"/>
      <text:p text:style-name="P22"><text:s/>&lt;?php</text:p>
      <text:p text:style-name="P9"><text:s/>echo (new <text:span text:style-name="T4">DateTime</text:span>())-&gt;<text:span text:style-name="T4">format</text:span>(<text:span text:style-name="T14">'Y'</text:span>);</text:p>
      <text:p text:style-name="P9"/>
      <text:p text:style-name="P44"/>
      <text:p text:style-name="P35">El resultado del ejemplo sería algo similar a:</text:p>
      <text:p text:style-name="P35"/>
      <text:p text:style-name="P52">201<text:span text:style-name="T64">8</text:span></text:p>
      <text:p text:style-name="P35"/>
      <text:h text:style-name="P110" text:outline-level="3">Propiedades y métodos</text:h>
      <text:p text:style-name="P35"/>
      <text:p text:style-name="P35">Las propiedades y métodos de una clase viven en «espacios de nombres» diferentes, por tanto, es posible tener una propiedad y un método con el mismo nombre. Al hacer referencia tanto a una propiedad como a un método se utiliza la misma notación, y si se accederá a la propiedad o se llamará al método, solamente depende del contexto, es decir, si el empleo es el acceso a una variable o la llamada a una función. </text:p>
      <text:p text:style-name="P35"/>
      <text:p text:style-name="P35"><text:span text:style-name="Strong_20_Emphasis">Ejemplo #7 Acceso a propiedad contra llamada a método</text:span></text:p>
      <text:p text:style-name="P35"/>
      <text:p text:style-name="P3"><text:span text:style-name="Strong_20_Emphasis"><text:span text:style-name="T3"><text:s/></text:span></text:span><text:span text:style-name="Strong_20_Emphasis"><text:span text:style-name="T6">&lt;?php</text:span></text:span></text:p>
      <text:p text:style-name="P3"><text:span text:style-name="Strong_20_Emphasis"><text:span text:style-name="T3"><text:s/>class </text:span></text:span><text:span text:style-name="Strong_20_Emphasis"><text:span text:style-name="T6">Foo</text:span></text:span></text:p>
      <text:p text:style-name="P3"><text:span text:style-name="Strong_20_Emphasis"><text:span text:style-name="T3"><text:s/>{</text:span></text:span></text:p>
      <text:p text:style-name="P3"><text:span text:style-name="Strong_20_Emphasis"><text:span text:style-name="T3"><text:s text:c="5"/>public </text:span></text:span><text:span text:style-name="Strong_20_Emphasis"><text:span text:style-name="T6">$bar</text:span></text:span><text:span text:style-name="Strong_20_Emphasis"><text:span text:style-name="T3"> = </text:span></text:span><text:span text:style-name="Strong_20_Emphasis"><text:span text:style-name="T17">'propiedad'</text:span></text:span><text:span text:style-name="Strong_20_Emphasis"><text:span text:style-name="T3">;</text:span></text:span></text:p>
      <text:p text:style-name="P3"><text:span text:style-name="Strong_20_Emphasis"><text:span text:style-name="T3"><text:s text:c="4"/></text:span></text:span></text:p>
      <text:p text:style-name="P3"><text:span text:style-name="Strong_20_Emphasis"><text:span text:style-name="T3"><text:s text:c="5"/>public function </text:span></text:span><text:span text:style-name="Strong_20_Emphasis"><text:span text:style-name="T6">bar</text:span></text:span><text:span text:style-name="Strong_20_Emphasis"><text:span text:style-name="T3">() {</text:span></text:span></text:p>
      <text:p text:style-name="P3"><text:span text:style-name="Strong_20_Emphasis"><text:span text:style-name="T3"><text:s text:c="9"/>return </text:span></text:span><text:span text:style-name="Strong_20_Emphasis"><text:span text:style-name="T17">'método'</text:span></text:span><text:span text:style-name="Strong_20_Emphasis"><text:span text:style-name="T3">;</text:span></text:span></text:p>
      <text:p text:style-name="P3"><text:span text:style-name="Strong_20_Emphasis"><text:span text:style-name="T3"><text:s text:c="5"/>}</text:span></text:span></text:p>
      <text:p text:style-name="P3"><text:span text:style-name="Strong_20_Emphasis"><text:span text:style-name="T3"><text:s/>}</text:span></text:span></text:p>
      <text:p text:style-name="P20"/>
      <text:p text:style-name="P3"><text:span text:style-name="Strong_20_Emphasis"><text:span text:style-name="T3"><text:s/></text:span></text:span><text:span text:style-name="Strong_20_Emphasis"><text:span text:style-name="T6">$obj</text:span></text:span><text:span text:style-name="Strong_20_Emphasis"><text:span text:style-name="T3"> = new </text:span></text:span><text:span text:style-name="Strong_20_Emphasis"><text:span text:style-name="T6">Foo</text:span></text:span><text:span text:style-name="Strong_20_Emphasis"><text:span text:style-name="T3">();</text:span></text:span></text:p>
      <text:p text:style-name="P3"><text:span text:style-name="Strong_20_Emphasis"><text:span text:style-name="T3"><text:s/>echo </text:span></text:span><text:span text:style-name="Strong_20_Emphasis"><text:span text:style-name="T6">$obj</text:span></text:span><text:span text:style-name="Strong_20_Emphasis"><text:span text:style-name="T3">-&gt;</text:span></text:span><text:span text:style-name="Strong_20_Emphasis"><text:span text:style-name="T6">bar</text:span></text:span><text:span text:style-name="Strong_20_Emphasis"><text:span text:style-name="T3">, </text:span></text:span><text:span text:style-name="Strong_20_Emphasis"><text:span text:style-name="T6">PHP_EOL</text:span></text:span><text:span text:style-name="Strong_20_Emphasis"><text:span text:style-name="T3">, </text:span></text:span><text:span text:style-name="Strong_20_Emphasis"><text:span text:style-name="T6">$obj</text:span></text:span><text:span text:style-name="Strong_20_Emphasis"><text:span text:style-name="T3">-&gt;</text:span></text:span><text:span text:style-name="Strong_20_Emphasis"><text:span text:style-name="T6">bar</text:span></text:span><text:span text:style-name="Strong_20_Emphasis"><text:span text:style-name="T3">(), </text:span></text:span><text:span text:style-name="Strong_20_Emphasis"><text:span text:style-name="T6">PHP_EOL</text:span></text:span><text:span text:style-name="Strong_20_Emphasis"><text:span text:style-name="T3">;</text:span></text:span></text:p>
      <text:p text:style-name="P20"/>
      <text:p text:style-name="P36"/>
      <text:p text:style-name="P36">El resultado del ejemplo sería:</text:p>
      <text:p text:style-name="P36"/>
      <text:p text:style-name="P53">propiedad</text:p>
      <text:p text:style-name="P69">método</text:p>
      <text:p text:style-name="P68"><text:soft-page-break/><text:span text:style-name="T62">Esto significa que llamar a una </text:span><text:span text:style-name="T63">función anónima</text:span><text:span text:style-name="T62"> que ha sido asignada a una propiedad no es posible directamte. En su lugar, la propiedad ha de ser asignada primero a una variable, por ejemplo. A partir de PHP 7.0.0, es posible llamar a dicha propiedad directamente encerrándola entre paréntesis.</text:span></text:p>
      <text:p text:style-name="P71"><text:span text:style-name="Strong_20_Emphasis">Ejemplo #8 Llamar a una función anónima almacenada en una propiedad</text:span></text:p>
      <text:p text:style-name="P25"><text:s/><text:span text:style-name="T4">&lt;?php</text:span> </text:p>
      <text:p text:style-name="P25"/>
      <text:p text:style-name="P25"><text:s/>class <text:span text:style-name="T4">Foo</text:span></text:p>
      <text:p text:style-name="P25"><text:s/>{</text:p>
      <text:p text:style-name="P25"><text:s text:c="5"/>public <text:span text:style-name="T4">$bar</text:span>;</text:p>
      <text:p text:style-name="P25"><text:s text:c="4"/></text:p>
      <text:p text:style-name="P25"><text:s text:c="5"/>public function <text:span text:style-name="T4">__construct</text:span>() </text:p>
      <text:p text:style-name="P25"><text:s text:c="5"/>{</text:p>
      <text:p text:style-name="P25"><text:s text:c="9"/><text:span text:style-name="T4">$this</text:span>-&gt;<text:span text:style-name="T4">bar</text:span> = function() {</text:p>
      <text:p text:style-name="P25"><text:s text:c="13"/>return <text:span text:style-name="T4">42</text:span>;</text:p>
      <text:p text:style-name="P25"><text:s text:c="9"/>};</text:p>
      <text:p text:style-name="P25"><text:s text:c="5"/>}</text:p>
      <text:p text:style-name="P25"><text:s/>}</text:p>
      <text:p text:style-name="P25"/>
      <text:p text:style-name="P25"><text:s/><text:span text:style-name="T44">// A partir de PHP 5.3.0:</text:span></text:p>
      <text:p text:style-name="P25"><text:s/><text:span text:style-name="T4">$obj</text:span> = new <text:span text:style-name="T4">Foo</text:span>();</text:p>
      <text:p text:style-name="P25"><text:s/><text:span text:style-name="T4">$func</text:span> = <text:span text:style-name="T4">$obj</text:span>-&gt;<text:span text:style-name="T4">bar</text:span>;</text:p>
      <text:p text:style-name="P25"><text:s/>echo <text:span text:style-name="T4">$func</text:span>(), <text:span text:style-name="T4">PHP_EOL</text:span>;</text:p>
      <text:p text:style-name="P25"/>
      <text:p text:style-name="P25"><text:s/><text:span text:style-name="T44">// Alternativamente, a partir de PHP 7.0.0:</text:span></text:p>
      <text:p text:style-name="P25"><text:s/>echo (<text:span text:style-name="T4">$obj</text:span>-&gt;<text:span text:style-name="T4">bar</text:span>()), <text:span text:style-name="T4">PHP_EOL</text:span>;</text:p>
      <text:p text:style-name="P25"/>
      <text:p text:style-name="P36"/>
      <text:p text:style-name="P36">El resultado del ejemplo sería:</text:p>
      <text:p text:style-name="P36"/>
      <text:p text:style-name="P92"><text:span text:style-name="Strong_20_Emphasis"><text:span text:style-name="T57"><text:s/>42</text:span></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11" text:outline-level="3"><text:soft-page-break/>extends</text:h>
      <text:p text:style-name="P37"/>
      <text:p text:style-name="P37">Una clase puede heredar los métodos y propiedades de otra clase empleando la palabra reservada <text:span text:style-name="Emphasis"><text:span text:style-name="T58">extends</text:span></text:span> en la declaración de la clase. No es posible la extensión de múltiples clases; una clase sólo puede heredar de una clase base. </text:p>
      <text:p text:style-name="P37"/>
      <text:p text:style-name="P59">Los métodos y propiedades heredados pueden ser sobrescritos con la redeclaración de éstos utilizando el mismo nombre que en la clase madre. Sin embargo, si la clase madre definió un método como <text:span text:style-name="T1">final</text:span>, éste no podrá ser sobrescrito. Es posible acceder a los métodos sobrescritos o a las propiedades estáticas haciendo referencia a ellos con <text:span text:style-name="T56">parent::</text:span>. </text:p>
      <text:p text:style-name="P59">Cuando se sobrescriben métodos, la firma de los parámetros debería ser la misma o PHP generará un error de nivel <text:span text:style-name="Strong_20_Emphasis"><text:span text:style-name="Source_20_Text">E_STRICT</text:span></text:span>. Esto no se aplica a los constructores, los cuales permiten la sobrescritura con diferentes parámetros. </text:p>
      <text:p text:style-name="P37"><text:span text:style-name="Strong_20_Emphasis">Ejemplo #9 Herencia de clases sencilla</text:span></text:p>
      <text:p text:style-name="P37"/>
      <text:p text:style-name="P10"><text:s/><text:span text:style-name="T4">&lt;?php</text:span></text:p>
      <text:p text:style-name="P10"><text:s/>class <text:span text:style-name="T4">ClaseSencilla</text:span></text:p>
      <text:p text:style-name="P10"><text:s/>{</text:p>
      <text:p text:style-name="P10"><text:s text:c="5"/>function <text:span text:style-name="T4">mostrarVar</text:span>()</text:p>
      <text:p text:style-name="P10"><text:s text:c="5"/>{</text:p>
      <text:p text:style-name="P11"><text:s text:c="9"/>echo <text:span text:style-name="T14">"Clase </text:span><text:span text:style-name="T20">sencilla</text:span><text:span text:style-name="T14">\n"</text:span>;</text:p>
      <text:p text:style-name="P10"><text:s text:c="5"/>}</text:p>
      <text:p text:style-name="P10"><text:s/>}</text:p>
      <text:p text:style-name="P10"/>
      <text:p text:style-name="P10"><text:s/>class <text:span text:style-name="T4">ClaseExtendida</text:span> extends <text:span text:style-name="T4">ClaseSencilla</text:span></text:p>
      <text:p text:style-name="P10"><text:s/>{</text:p>
      <text:p text:style-name="P10"><text:s text:c="5"/><text:span text:style-name="T44">// Redefinición del método padre</text:span></text:p>
      <text:p text:style-name="P10"><text:s text:c="5"/>function <text:span text:style-name="T4">mostrarVar</text:span>()</text:p>
      <text:p text:style-name="P10"><text:s text:c="5"/>{</text:p>
      <text:p text:style-name="P11"><text:s text:c="9"/>echo <text:span text:style-name="T14">"Clase </text:span><text:span text:style-name="T20">extendida</text:span><text:span text:style-name="T14">\n"</text:span>;</text:p>
      <text:p text:style-name="P10"><text:s text:c="9"/><text:span text:style-name="T4">parent</text:span>::<text:span text:style-name="T4">mostrarVar</text:span>();</text:p>
      <text:p text:style-name="P10"><text:s text:c="5"/>}</text:p>
      <text:p text:style-name="P10"><text:s/>}</text:p>
      <text:p text:style-name="P10"/>
      <text:p text:style-name="P10"><text:s/><text:span text:style-name="T4">$extendida</text:span> = new <text:span text:style-name="T4">ClaseExtendida</text:span>();</text:p>
      <text:p text:style-name="P10"><text:s/><text:span text:style-name="T4">$extendida</text:span>-&gt;<text:span text:style-name="T4">mostrarVar</text:span>();</text:p>
      <text:p text:style-name="P10"/>
      <text:p text:style-name="P38"/>
      <text:p text:style-name="P38">El resultado del ejemplo sería:</text:p>
      <text:p text:style-name="P41">Clase extendida<text:line-break/>Clase sencilla</text:p>
      <text:h text:style-name="P112" text:outline-level="3"><text:soft-page-break/>::class</text:h>
      <text:p text:style-name="P41"/>
      <text:p text:style-name="P49"><text:span text:style-name="T27">Desde PHP 5.5, también se emplea la palabra reservada </text:span><text:span text:style-name="Emphasis"><text:span text:style-name="T41">class</text:span></text:span><text:span text:style-name="T27"> para la resolución de nombres de clases. Se puede obtener un string con el nombre completamente cualificado de la clase </text:span><text:span text:style-name="Emphasis"><text:span text:style-name="T41">NombreClase</text:span></text:span><text:span text:style-name="T27"> utilizando </text:span><text:span text:style-name="Emphasis"><text:span text:style-name="T41">NombreClase::class</text:span></text:span><text:span text:style-name="T27">. Esto es particularme</text:span><text:span text:style-name="T28">n</text:span><text:span text:style-name="T27">te útil con clases en </text:span><text:span text:style-name="T32">espacios de nombres</text:span><text:span text:style-name="T27">.</text:span></text:p>
      <text:p text:style-name="P49"/>
      <text:p text:style-name="P49"><text:span text:style-name="Strong_20_Emphasis">Ejemplo #10 Resolución de nombres de clases</text:span></text:p>
      <text:p text:style-name="P49"/>
      <text:p text:style-name="P13"><text:span text:style-name="T65"><text:s/></text:span><text:span text:style-name="T9">&lt;?php</text:span></text:p>
      <text:p text:style-name="P13"><text:span text:style-name="T65"><text:s/>namespace </text:span><text:span text:style-name="T9">NS</text:span><text:span text:style-name="T65"> </text:span></text:p>
      <text:p text:style-name="P12"><text:s/>{</text:p>
      <text:p text:style-name="P13"><text:span text:style-name="T65"><text:s text:c="4"/>class </text:span><text:span text:style-name="T9">NombreClase</text:span><text:span text:style-name="T65"> </text:span></text:p>
      <text:p text:style-name="P12"><text:s text:c="4"/>{</text:p>
      <text:p text:style-name="P12"><text:s text:c="4"/>}</text:p>
      <text:p text:style-name="P12"><text:s text:c="4"/></text:p>
      <text:p text:style-name="P13"><text:span text:style-name="T65"><text:s text:c="4"/>echo </text:span><text:span text:style-name="T9">NombreClase</text:span><text:span text:style-name="T65">::</text:span><text:span text:style-name="T9">class</text:span><text:span text:style-name="T65">;</text:span></text:p>
      <text:p text:style-name="P12">}</text:p>
      <text:p text:style-name="P13"/>
      <text:p text:style-name="P45"/>
      <text:p text:style-name="P40">El resultado del ejemplo sería:</text:p>
      <text:p text:style-name="P47"/>
      <text:p text:style-name="P54">NS\NombreClase</text:p>
      <text:p text:style-name="P47"/>
      <text:p text:style-name="P47"/>
      <text:p text:style-name="P72"><text:span text:style-name="Strong_20_Emphasis"><text:span text:style-name="T42">Nota</text:span></text:span><text:span text:style-name="T42">:</text:span><text:span text:style-name="T66"> </text:span></text:p>
      <text:p text:style-name="P73">La resolución de nombres de clases con <text:span text:style-name="Emphasis"><text:span text:style-name="T58">::class</text:span></text:span> es una transformación durante la compilación. Esto significa que, en el instante de crear el string del nombre de la clase, aún no se ha realizado ninguna autocarga. Como consecuencia, los nombres de clases se expanden incluso si la clase no existe. No se emite ningún error en tal caso.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55" text:outline-level="2"><text:soft-page-break/>Propiedades</text:h>
      <text:p text:style-name="P39"/>
      <text:p text:style-name="P47"><text:span text:style-name="T29">Las variables pertenecientes a una clase se llaman "propiedades". También se les puede llamar usando otros términos como "atributos" o "campos", pero para los propósitos de esta referencia se va a utilizar "propiedades". Éstas se definen usando una de las palabras reservadas </text:span><text:span text:style-name="Emphasis"><text:span text:style-name="T29">public</text:span></text:span><text:span text:style-name="T29">, </text:span><text:span text:style-name="Emphasis"><text:span text:style-name="T29">protected</text:span></text:span><text:span text:style-name="T29">, o </text:span><text:span text:style-name="Emphasis"><text:span text:style-name="T29">private</text:span></text:span><text:span text:style-name="T29">, seguido de una declaración normal de variable. Esta declaración puede incluir una inicialización, pero esta inicialización debe ser un valor constante, es decir, debe poder ser evaluada durante la compilación y no depender de información generada durante la ejecución. </text:span></text:p>
      <text:p text:style-name="P39"/>
      <text:p text:style-name="Text_20_body"><text:span text:style-name="T28">Véase la </text:span><text:span text:style-name="T1">Visibilidad</text:span><text:span text:style-name="T28"> para más información sobre el significado de </text:span><text:span text:style-name="Emphasis"><text:span text:style-name="T28">public</text:span></text:span><text:span text:style-name="T28">, </text:span><text:span text:style-name="Emphasis"><text:span text:style-name="T28">protected</text:span></text:span><text:span text:style-name="T28">, y </text:span><text:span text:style-name="Emphasis"><text:span text:style-name="T28">private</text:span></text:span><text:span text:style-name="T28">.</text:span></text:p>
      <text:p text:style-name="P74"><text:span text:style-name="Strong_20_Emphasis">Nota</text:span>: </text:p>
      <text:p text:style-name="P73">Con el fin de mantener la compatibilidad con PHP 4, PHP 5 continuará aceptando el uso de la palabra reservada <text:span text:style-name="Emphasis">var</text:span> en la declaración de propiedades en lugar de (o además de) <text:span text:style-name="Emphasis">public</text:span>, <text:span text:style-name="Emphasis">protected</text:span>, o <text:span text:style-name="Emphasis">private</text:span>. Sin embargo, <text:span text:style-name="Emphasis">var</text:span> ya no es necesaria. Entre las versiones 5.0 y 5.1.3 de PHP, el uso de <text:span text:style-name="Emphasis">var</text:span> fue considerado obsoleto y emitía una advertencia de nivel <text:span text:style-name="Strong_20_Emphasis"><text:span text:style-name="Source_20_Text">E_STRICT</text:span></text:span>; pero a partir de PHP 5.1.3 ya no está obsoleta y no se emite la advertencia. </text:p>
      <text:p text:style-name="P73">Si se declara una propiedad utilizando <text:span text:style-name="Emphasis">var</text:span> en lugar de <text:span text:style-name="Emphasis">public</text:span>, <text:span text:style-name="Emphasis">protected</text:span>, o <text:span text:style-name="Emphasis">private</text:span>, PHP tratará dicha propiedad como si hubiera sido definida como <text:span text:style-name="Emphasis">public</text:span>. </text:p>
      <text:p text:style-name="P60"><text:span text:style-name="T67">Dentro de los métodos de una clase, se puede acceder a las propiedades no estáticas utilizando </text:span><text:span text:style-name="Emphasis"><text:span text:style-name="T67">-&gt;</text:span></text:span><text:span text:style-name="T67"> (el operador de objeto): </text:span><text:span text:style-name="Variable"><text:span text:style-name="T59">$this-&gt;propiedad</text:span></text:span><text:span text:style-name="T67"> (donde </text:span><text:span text:style-name="Emphasis"><text:span text:style-name="T67">propiedad</text:span></text:span><text:span text:style-name="T67"> es el nombre de la propiedad). A las propiedades estáticas se puede acceder utilizando </text:span><text:span text:style-name="Emphasis"><text:span text:style-name="T67">::</text:span></text:span><text:span text:style-name="T67"> (doble dos puntos): </text:span><text:span text:style-name="Variable"><text:span text:style-name="T59">self::$propiedad</text:span></text:span><text:span text:style-name="T67">. Véase </text:span><text:span text:style-name="T2">la palabra reservada 'static'</text:span><text:span text:style-name="T67"> para más información sobre la diferencia entre propiedades estáticas y no estáticas. </text:span></text:p>
      <text:p text:style-name="P59">La pseudovariable <text:span text:style-name="Variable"><text:span text:style-name="T58">$this</text:span></text:span> está disponible dentro de cualquier método de clase cuando éste es invocado dentro del contexto de un objeto. <text:span text:style-name="Variable"><text:span text:style-name="T58">$this</text:span></text:span> es una referencia al objeto invocador (usualmente el objeto al cual pertenece el método, aunque puede que sea otro objeto si el método es llamado <text:span text:style-name="T1">estáticamente</text:span> desde el contexto de un objeto secundario). </text:p>
      <text:p text:style-name="P61"/>
      <text:p text:style-name="P61"/>
      <text:p text:style-name="P61"/>
      <text:p text:style-name="P61"/>
      <text:p text:style-name="P61"/>
      <text:p text:style-name="P61"/>
      <text:p text:style-name="P61"/>
      <text:p text:style-name="P61"/>
      <text:p text:style-name="P61"><text:soft-page-break/><text:span text:style-name="Strong_20_Emphasis">Ejemplo #1 Declaración de propiedades</text:span></text:p>
      <text:p text:style-name="P14"><text:s/><text:span text:style-name="T4">&lt;?php</text:span></text:p>
      <text:p text:style-name="P14"><text:s/>class <text:span text:style-name="T4">ClaseSencilla</text:span></text:p>
      <text:p text:style-name="P14"><text:s/>{</text:p>
      <text:p text:style-name="P14"><text:s text:c="5"/><text:span text:style-name="T44">//Válido a partir de PHP 5.6.0:</text:span></text:p>
      <text:p text:style-name="P14"><text:s text:c="5"/>public <text:span text:style-name="T4">$var1</text:span> = <text:span text:style-name="T14">'hola '</text:span> . <text:span text:style-name="T14">'mundo'</text:span>;</text:p>
      <text:p text:style-name="P14"><text:s text:c="4"/></text:p>
      <text:p text:style-name="P14"><text:s text:c="5"/><text:span text:style-name="T44">//Válido a partir de PHP 5.3.0</text:span></text:p>
      <text:p text:style-name="P14"><text:s text:c="5"/>public <text:span text:style-name="T4">$var2</text:span> = <text:s/>&lt;&lt;&lt;EOD</text:p>
      <text:p text:style-name="P14"><text:s/><text:span text:style-name="T14">hola mundo</text:span></text:p>
      <text:p text:style-name="P14"><text:s/>EOD;</text:p>
      <text:p text:style-name="P14"><text:s text:c="5"/><text:span text:style-name="T44">//Válido a partir de PHP 5.6.0</text:span></text:p>
      <text:p text:style-name="P14"><text:s text:c="5"/>public <text:span text:style-name="T4">$var3</text:span> = <text:span text:style-name="T4">1</text:span>+<text:span text:style-name="T4">2</text:span>;</text:p>
      <text:p text:style-name="P14"><text:s text:c="5"/><text:span text:style-name="T44">// Declaraciones de propiedades inválidas:</text:span></text:p>
      <text:p text:style-name="P24"><text:s text:c="5"/>//public $var4 = self::miMetodoEstatico();</text:p>
      <text:p text:style-name="P24"><text:s text:c="5"/>//public $var5 = $myVar;</text:p>
      <text:p text:style-name="P14"/>
      <text:p text:style-name="P14"><text:s text:c="5"/><text:span text:style-name="T44">// Declaraciones de propiedades válidas:</text:span></text:p>
      <text:p text:style-name="P14"><text:s text:c="5"/>const <text:s/><text:span text:style-name="T4">miConstante</text:span> = <text:span text:style-name="T4">1</text:span>;</text:p>
      <text:p text:style-name="P14"><text:s text:c="5"/>public <text:span text:style-name="T4">$var6 </text:span>= <text:span text:style-name="T4">self</text:span>::<text:span text:style-name="T4">miConstante</text:span>;</text:p>
      <text:p text:style-name="P14"><text:s text:c="5"/>public <text:span text:style-name="T4">$var7</text:span> = <text:span text:style-name="T4">array</text:span>(<text:span text:style-name="T4">true</text:span>, <text:span text:style-name="T4">false</text:span>);</text:p>
      <text:p text:style-name="P14"/>
      <text:p text:style-name="P14"><text:s text:c="5"/>public <text:span text:style-name="T4">$var8</text:span> = &lt;&lt;&lt;'EOD'</text:p>
      <text:p text:style-name="P14"><text:s/><text:span text:style-name="T14">hola mundo</text:span></text:p>
      <text:p text:style-name="P14"><text:s/>EOD;</text:p>
      <text:p text:style-name="P14"/>
      <text:p text:style-name="P14"><text:s text:c="5"/>function <text:span text:style-name="T4">imprime</text:span>()</text:p>
      <text:p text:style-name="P14"><text:s text:c="5"/>{</text:p>
      <text:p text:style-name="P14"><text:s text:c="9"/>echo <text:span text:style-name="T4">$this</text:span>-&gt;<text:span text:style-name="T4">var1</text:span>.<text:span text:style-name="T14">'&lt;br/&gt;'</text:span>;</text:p>
      <text:p text:style-name="P15"><text:s text:c="9"/>echo <text:span text:style-name="T4">$this</text:span>-&gt;<text:span text:style-name="T4">var2</text:span>.<text:span text:style-name="T14">'&lt;br/&gt;'</text:span>;</text:p>
      <text:p text:style-name="P15"><text:s text:c="9"/>echo <text:span text:style-name="T4">$this</text:span>-&gt;<text:span text:style-name="T4">var3</text:span>.<text:span text:style-name="T14">'&lt;br/&gt;'</text:span>;</text:p>
      <text:p text:style-name="P15"><text:s text:c="9"/>echo <text:span text:style-name="T4">$this</text:span>-&gt;<text:span text:style-name="T4">var6</text:span>.<text:span text:style-name="T14">'&lt;br/&gt;'</text:span>;</text:p>
      <text:p text:style-name="P15"><text:s text:c="9"/><text:span text:style-name="T4">var_dump</text:span>(<text:span text:style-name="T4">$this</text:span>-&gt;<text:span text:style-name="T4">var7</text:span>);</text:p>
      <text:p text:style-name="P15"><text:s text:c="9"/>echo <text:span text:style-name="T4">$this</text:span>-&gt;<text:span text:style-name="T4">var8</text:span>;</text:p>
      <text:p text:style-name="P14"><text:s text:c="5"/>}</text:p>
      <text:p text:style-name="P14"><text:s/>}</text:p>
      <text:p text:style-name="P14"/>
      <text:p text:style-name="P14"><text:s/><text:span text:style-name="T4">$obj</text:span> = new <text:span text:style-name="T4">ClaseSencilla</text:span>();</text:p>
      <text:p text:style-name="P14"><text:s/><text:span text:style-name="T4">$obj</text:span>-&gt;<text:span text:style-name="T4">imprime</text:span>();</text:p>
      <text:p text:style-name="P23"/>
      <text:p text:style-name="P61"/>
      <text:p text:style-name="P61"/>
      <text:p text:style-name="P76"><text:soft-page-break/><text:span text:style-name="Strong_20_Emphasis">Nota</text:span>: </text:p>
      <text:p text:style-name="P75">Existen varias funciones interesantes para manipular clases y objetos. Puede ser interesante echarle un vistazo a las <text:span text:style-name="T1">Funciones de clases/objetos</text:span>. </text:p>
      <text:list xml:id="list4793041820968559322" text:style-name="L3">
        <text:list-item>
          <text:p text:style-name="P83"><text:span text:style-name="T2">__autoload </text:span><text:span text:style-name="T67">— Intenta cargar una clase sin definir</text:span></text:p>
        </text:list-item>
      </text:list>
      <text:list xml:id="list1009775277527048334" text:style-name="L4">
        <text:list-item>
          <text:p text:style-name="P87"><text:span text:style-name="T1">call_user_method_array</text:span> — LLamar a un método de usuario dado con un array de parámetros</text:p>
        </text:list-item>
        <text:list-item>
          <text:p text:style-name="P87"><text:span text:style-name="T1">call_user_method</text:span> — Llamar a un método de usuario sobre un objeto específico</text:p>
        </text:list-item>
        <text:list-item>
          <text:p text:style-name="P87"><text:span text:style-name="T1">class_alias</text:span> — Crea un alias para una clase</text:p>
        </text:list-item>
        <text:list-item>
          <text:p text:style-name="P87"><text:span text:style-name="T1">class_exists</text:span> — Verifica si la clase ha sido definida</text:p>
        </text:list-item>
        <text:list-item>
          <text:p text:style-name="P87"><text:span text:style-name="T1">get_called_class</text:span> — El nombre de la clase enlazada estáticamente en tiempo de ejecución ("Late State Binding")</text:p>
        </text:list-item>
        <text:list-item>
          <text:p text:style-name="P87"><text:span text:style-name="T1">get_class_methods</text:span> — Obtiene los nombres de los métodos de una clase</text:p>
        </text:list-item>
        <text:list-item>
          <text:p text:style-name="P87"><text:span text:style-name="T1">get_class_vars</text:span> — Obtener las propiedades predeterminadas de una clase</text:p>
        </text:list-item>
        <text:list-item>
          <text:p text:style-name="P87"><text:span text:style-name="T1">get_class </text:span>— Devuelve el nombre de la clase de un objeto</text:p>
        </text:list-item>
        <text:list-item>
          <text:p text:style-name="P87"><text:span text:style-name="T1">get_declared_classes</text:span> — Devuelve una matriz con los nombres de las clases definidas</text:p>
        </text:list-item>
        <text:list-item>
          <text:p text:style-name="P87"><text:span text:style-name="T1">get_declared_interfaces</text:span> — Devuelve un array con todas las interfaces declaradas</text:p>
        </text:list-item>
        <text:list-item>
          <text:p text:style-name="P87"><text:span text:style-name="T1">get_declared_traits</text:span> — Devuelve un array de todos los traits declarados</text:p>
        </text:list-item>
        <text:list-item>
          <text:p text:style-name="P87"><text:span text:style-name="T1">get_object_vars</text:span> — Obtiene las propiedades del objeto dado</text:p>
        </text:list-item>
        <text:list-item>
          <text:p text:style-name="P87"><text:span text:style-name="T1">get_parent_class</text:span> — Recupera el nombre de la clase padre de un objeto o clase</text:p>
        </text:list-item>
        <text:list-item>
          <text:p text:style-name="P87"><text:span text:style-name="T1">interface_exists</text:span> — Comprueba si una interfaz ha sido definida</text:p>
        </text:list-item>
        <text:list-item>
          <text:p text:style-name="P87"><text:span text:style-name="T1">is_a</text:span> — Comprueba si un objeto es de una clase o tiene esta clase como una de sus madres</text:p>
        </text:list-item>
        <text:list-item>
          <text:p text:style-name="P87"><text:span text:style-name="T1">is_subclass_of</text:span> — Comprobar si el objeto tiene esta clase como una de sus madres o si la implementa</text:p>
        </text:list-item>
        <text:list-item>
          <text:p text:style-name="P87"><text:span text:style-name="T1">method_exists</text:span> — Comprueba si existe un método de una clase</text:p>
        </text:list-item>
        <text:list-item>
          <text:p text:style-name="P87"><text:span text:style-name="T1">property_exists</text:span> — Comprueba si el objeto o la clase tienen una propiedad</text:p>
        </text:list-item>
        <text:list-item>
          <text:p text:style-name="P84"><text:span text:style-name="T1">trait_exists</text:span> — Comprobar si el trait existe</text:p>
        </text:list-item>
      </text:list>
      <text:p text:style-name="P60"/>
      <text:p text:style-name="P60"/>
      <text:p text:style-name="P60"/>
      <text:p text:style-name="P60"/>
      <text:p text:style-name="P60"/>
      <text:p text:style-name="P60"/>
      <text:p text:style-name="P60"/>
      <text:p text:style-name="P60"/>
      <text:p text:style-name="P60"/>
      <text:p text:style-name="P60"><text:soft-page-break/><text:span text:style-name="T67">A partir de PHP 5.3.0, se puede utilizar </text:span><text:span text:style-name="T2">heredocs</text:span><text:span text:style-name="T67"> y </text:span><text:span text:style-name="T2">nowdocs</text:span><text:span text:style-name="T67"> en cualquier contexto de datos estáticos, incluyendo la declaración de propiedades. </text:span></text:p>
      <text:p text:style-name="P61"><text:span text:style-name="Strong_20_Emphasis">Ejemplo #2 Ejemplo del uso de nowdoc para inicializar una propiedad</text:span></text:p>
      <text:p text:style-name="P16"><text:s/>&lt;?<text:span text:style-name="T4">php</text:span></text:p>
      <text:p text:style-name="P16"><text:s/>class <text:span text:style-name="T4">Foo</text:span> {</text:p>
      <text:p text:style-name="P16"><text:s text:c="4"/><text:span text:style-name="T44">// A paritr de PHP 5.3.0</text:span></text:p>
      <text:p text:style-name="P18"><text:s text:c="4"/>public <text:span text:style-name="T68">static </text:span><text:span text:style-name="T4">$bar</text:span> = &lt;&lt;&lt;EOT</text:p>
      <text:p text:style-name="P17"><text:s/><text:span text:style-name="T14">bar</text:span><text:span text:style-name="T21">\n</text:span></text:p>
      <text:p text:style-name="P16"><text:s/>EOT;</text:p>
      <text:p text:style-name="P18"><text:s text:c="4"/>public <text:span text:style-name="T68">static </text:span><text:span text:style-name="T4">$baz</text:span> = &lt;&lt;&lt;'EOT'</text:p>
      <text:p text:style-name="P16"><text:s/><text:span text:style-name="T14">baz</text:span></text:p>
      <text:p text:style-name="P16"><text:s/>EOT;</text:p>
      <text:p text:style-name="P16"><text:s/>}</text:p>
      <text:p text:style-name="P16"/>
      <text:p text:style-name="P16"><text:s/><text:span text:style-name="T68">echo</text:span><text:span text:style-name="T10"> Foo</text:span><text:span text:style-name="T68">::</text:span><text:span text:style-name="T10">$</text:span><text:span text:style-name="T4">bar</text:span>;</text:p>
      <text:p text:style-name="P18"><text:s/><text:span text:style-name="T68">echo</text:span><text:span text:style-name="T10"> Foo</text:span><text:span text:style-name="T68">::</text:span><text:span text:style-name="T10">$</text:span><text:span text:style-name="T4">ba</text:span><text:span text:style-name="T10">z</text:span>;</text:p>
      <text:p text:style-name="P19"/>
      <text:p text:style-name="P61"/>
      <text:p text:style-name="P78"><text:span text:style-name="Strong_20_Emphasis">Nota</text:span>: </text:p>
      <text:p text:style-name="P77">Se añadio soporte para Nowdoc y Heredoc en PHP 5.3.0.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07" text:outline-level="2"><text:soft-page-break/>Constantes de clases</text:h>
      <text:p text:style-name="P85"/>
      <text:p text:style-name="P88">Es posible definir valores constantes en función de cada clase manteniéndola invariable. Las constantes se diferencian de las variables comunes en que no utilizan el símbolo <text:span text:style-name="Variable"><text:span text:style-name="T58">$</text:span></text:span> al declararlas o emplearlas. La visibilidad predeterminada de las constantes de clase es <text:span text:style-name="Emphasis"><text:span text:style-name="T58">public</text:span></text:span>. </text:p>
      <text:p text:style-name="P89"/>
      <text:p text:style-name="P89">El valor debe ser una expresión constante, no (por ejemplo) una variable, una propiedad o una llamada a una función. </text:p>
      <text:p text:style-name="P89"/>
      <text:p text:style-name="P91"><text:span text:style-name="T28">También es posible que las interfaces tengan </text:span><text:span text:style-name="Emphasis"><text:span text:style-name="T28">constantes</text:span></text:span><text:span text:style-name="T28">. Consulte los ejemplos de la </text:span><text:span text:style-name="T33">documentación de interfaces</text:span><text:span text:style-name="T28">. </text:span></text:p>
      <text:p text:style-name="P91"/>
      <text:p text:style-name="P91">A partir de PHP 5.3.0, es posible referirse a una clase utilizando una variable. El valor de la variable no puede ser una palabra reservada (p.ej., <text:span text:style-name="Emphasis"><text:span text:style-name="T58">self</text:span></text:span>, <text:span text:style-name="Emphasis"><text:span text:style-name="T58">parent</text:span></text:span> o <text:span text:style-name="Emphasis"><text:span text:style-name="T58">static</text:span></text:span>). </text:p>
      <text:p text:style-name="P91"/>
      <text:p text:style-name="P91">Observe que las constantes de clase están asignadas una vez por clase, y no por cada instancia de la clase. </text:p>
      <text:p text:style-name="P91"/>
      <text:p text:style-name="P91"><text:span text:style-name="Strong_20_Emphasis">Ejemplo #1 Definición y uso de una constante</text:span></text:p>
      <text:p text:style-name="P93"><text:span text:style-name="T71"><text:s/></text:span><text:span text:style-name="T11">&lt;?php</text:span></text:p>
      <text:p text:style-name="P93"><text:span text:style-name="T71"><text:s/>class </text:span><text:span text:style-name="T11">MiClase</text:span></text:p>
      <text:p text:style-name="P93"><text:span text:style-name="T71"><text:s/>{</text:span></text:p>
      <text:p text:style-name="P93"><text:span text:style-name="T71"><text:s text:c="5"/>const </text:span><text:span text:style-name="T11">CONSTANTE</text:span><text:span text:style-name="T71"> = </text:span><text:span text:style-name="T22">'valor constante'</text:span><text:span text:style-name="T71">;</text:span></text:p>
      <text:p text:style-name="P93"/>
      <text:p text:style-name="P93"><text:span text:style-name="T71"><text:s text:c="5"/>function </text:span><text:span text:style-name="T11">mostrarConstante</text:span><text:span text:style-name="T71">() {</text:span></text:p>
      <text:p text:style-name="P93"><text:span text:style-name="T71"><text:s text:c="9"/>echo <text:s/></text:span><text:span text:style-name="T11">self</text:span><text:span text:style-name="T71">::</text:span><text:span text:style-name="T11">CONSTANTE</text:span><text:span text:style-name="T71"> . </text:span><text:span text:style-name="T22">"\n"</text:span><text:span text:style-name="T71">;</text:span></text:p>
      <text:p text:style-name="P93"><text:span text:style-name="T71"><text:s text:c="5"/>}</text:span></text:p>
      <text:p text:style-name="P93"><text:span text:style-name="T71"><text:s/>}</text:span></text:p>
      <text:p text:style-name="P93"/>
      <text:p text:style-name="P93"><text:span text:style-name="T71"><text:s/>echo </text:span><text:span text:style-name="T11">MiClase</text:span><text:span text:style-name="T71">::</text:span><text:span text:style-name="T11">CONSTANTE</text:span><text:span text:style-name="T71"> . </text:span><text:span text:style-name="T22">"\n"</text:span><text:span text:style-name="T71">;</text:span></text:p>
      <text:p text:style-name="P93"/>
      <text:p text:style-name="P93"><text:span text:style-name="T71"><text:s/></text:span><text:span text:style-name="T11">$nombreclase</text:span><text:span text:style-name="T71"> = </text:span><text:span text:style-name="T22">"MiClase"</text:span><text:span text:style-name="T71">;</text:span></text:p>
      <text:p text:style-name="P93"><text:span text:style-name="T71"><text:s/>echo </text:span><text:span text:style-name="T11">$nombreclase</text:span><text:span text:style-name="T71">::</text:span><text:span text:style-name="T11">CONSTANTE</text:span><text:span text:style-name="T71"> . </text:span><text:span text:style-name="T22">"\n"</text:span><text:span text:style-name="T71">; </text:span><text:span text:style-name="T48">// A partir de PHP 5.3.0</text:span></text:p>
      <text:p text:style-name="P93"/>
      <text:p text:style-name="P93"><text:span text:style-name="T71"><text:s/></text:span><text:span text:style-name="T11">$clase</text:span><text:span text:style-name="T71"> = new </text:span><text:span text:style-name="T11">MiClase</text:span><text:span text:style-name="T71">();</text:span></text:p>
      <text:p text:style-name="P93"><text:span text:style-name="T71"><text:s/></text:span><text:span text:style-name="T11">$clase</text:span><text:span text:style-name="T71">-&gt;</text:span><text:span text:style-name="T11">mostrarConstante</text:span><text:span text:style-name="T71">();</text:span></text:p>
      <text:p text:style-name="P93"/>
      <text:p text:style-name="P93"><text:span text:style-name="T71"><text:s/>echo </text:span><text:span text:style-name="T11">$clase</text:span><text:span text:style-name="T71">::</text:span><text:span text:style-name="T22">CONSTANTE</text:span><text:span text:style-name="T71">.</text:span><text:span text:style-name="T22">"\n"</text:span><text:span text:style-name="T71">; </text:span><text:span text:style-name="T48">// A partir de PHP 5.3.0</text:span></text:p>
      <text:p text:style-name="P93"/>
      <text:p text:style-name="P96"/>
      <text:p text:style-name="P96"/>
      <text:p text:style-name="P96"><text:soft-page-break/><text:span text:style-name="Strong_20_Emphasis"><text:span text:style-name="T36">Ejemplo #2 Ejemplo de datos estáticos</text:span></text:span></text:p>
      <text:p text:style-name="P98"/>
      <text:p text:style-name="P93"><text:s/><text:span text:style-name="T4">&lt;?php</text:span></text:p>
      <text:p text:style-name="P93"><text:s/>class <text:span text:style-name="T4">Foo</text:span> {</text:p>
      <text:p text:style-name="P93"><text:s text:c="5"/><text:span text:style-name="T44">// A partir de PHP 5.3.0</text:span></text:p>
      <text:p text:style-name="P93"><text:s text:c="5"/>const <text:span text:style-name="T4">BAR</text:span> = &lt;&lt;&lt;EOT</text:p>
      <text:p text:style-name="P93"><text:s/><text:span text:style-name="T14">bar\n</text:span></text:p>
      <text:p text:style-name="P93"><text:s/>EOT;</text:p>
      <text:p text:style-name="P93"><text:s text:c="5"/><text:span text:style-name="T44">// A partir de PHP 5.3.0</text:span></text:p>
      <text:p text:style-name="P93"><text:s text:c="5"/>const <text:span text:style-name="T4">BAZ</text:span> = &lt;&lt;&lt;'EOT'</text:p>
      <text:p text:style-name="P93"><text:s/><text:span text:style-name="T14">baz</text:span></text:p>
      <text:p text:style-name="P93"><text:s/>EOT;</text:p>
      <text:p text:style-name="P93"><text:s/>}</text:p>
      <text:p text:style-name="P93"/>
      <text:p text:style-name="P93"><text:s/>echo <text:span text:style-name="T4">Foo</text:span>::<text:span text:style-name="T4">BAR</text:span>;</text:p>
      <text:p text:style-name="P93"><text:s/>echo <text:span text:style-name="T4">Foo</text:span>::<text:span text:style-name="T4">BAR</text:span>;</text:p>
      <text:p text:style-name="P93"/>
      <text:p text:style-name="P98"/>
      <text:p text:style-name="P105"><text:span text:style-name="Strong_20_Emphasis"><text:span text:style-name="T72">Nota</text:span></text:span><text:span text:style-name="T72">: </text:span></text:p>
      <text:p text:style-name="P106">El soporte para la inicialización de constantes con la sintaxis de Heredoc y Nowdoc fue agregado en PHP 5.3.0. </text:p>
      <text:p text:style-name="P106"/>
      <text:p text:style-name="P99"/>
      <text:p text:style-name="P98"><text:span text:style-name="T73">La constante especial </text:span><text:span text:style-name="Strong_20_Emphasis"><text:span text:style-name="Source_20_Text"><text:span text:style-name="T55">::class</text:span></text:span></text:span><text:span text:style-name="T73"> está disponible a partir de PHP 5.5.0, y permite la resolución de nombres de clase completamente cualificados en la compilación. Esto es útil para clases en espacios de nombres: </text:span></text:p>
      <text:p text:style-name="P99"/>
      <text:p text:style-name="P99"><text:span text:style-name="Strong_20_Emphasis">Ejemplo #3 Ejemplo de ::class en espacio de nombres</text:span></text:p>
      <text:p text:style-name="P99"/>
      <text:p text:style-name="P94"><text:s/><text:span text:style-name="T4">&lt;?php</text:span></text:p>
      <text:p text:style-name="P94"><text:s/>namespace <text:span text:style-name="T4">Foo</text:span> {</text:p>
      <text:p text:style-name="P94"><text:s text:c="5"/>class <text:span text:style-name="T4">Bar</text:span> {</text:p>
      <text:p text:style-name="P94"><text:s text:c="5"/>}</text:p>
      <text:p text:style-name="P94"/>
      <text:p text:style-name="P94"><text:s text:c="5"/>echo <text:span text:style-name="T4">Bar</text:span>::class; <text:span text:style-name="T44">// Foo\Bar</text:span></text:p>
      <text:p text:style-name="P94"><text:s/>}</text:p>
      <text:p text:style-name="P94"/>
      <text:p text:style-name="P99"/>
      <text:p text:style-name="P99"/>
      <text:p text:style-name="P99"/>
      <text:p text:style-name="P99"/>
      <text:p text:style-name="P99"/>
      <text:p text:style-name="P99"><text:soft-page-break/><text:span text:style-name="Strong_20_Emphasis">Ejemplo #4 Ejemplo de expresión constante</text:span></text:p>
      <text:p text:style-name="P99"/>
      <text:p text:style-name="P95"><text:s/><text:span text:style-name="T4">&lt;?php</text:span></text:p>
      <text:p text:style-name="P95"><text:s/>const <text:span text:style-name="T4">UNO</text:span> = <text:span text:style-name="T4">1</text:span>;</text:p>
      <text:p text:style-name="P95"/>
      <text:p text:style-name="P95"><text:s/>class Foo {</text:p>
      <text:p text:style-name="P95"><text:s text:c="5"/><text:span text:style-name="T44">// A partir de PHP 5.6.0</text:span></text:p>
      <text:p text:style-name="P95"><text:s text:c="5"/>const <text:span text:style-name="T4">DOS</text:span> = <text:span text:style-name="T4">UNO</text:span> * <text:span text:style-name="T4">2</text:span>;</text:p>
      <text:p text:style-name="P95"><text:s text:c="5"/>const <text:span text:style-name="T4">TRES</text:span> = <text:span text:style-name="T4">UNO</text:span> + <text:span text:style-name="T4">self</text:span>::<text:span text:style-name="T4">DOS</text:span>;</text:p>
      <text:p text:style-name="P95"><text:s text:c="5"/>const <text:span text:style-name="T4">SENTENCIA</text:span> = <text:span text:style-name="T14">'El valor de TRES es '</text:span>.<text:span text:style-name="T4">self</text:span>::<text:span text:style-name="T4">TRES</text:span>;</text:p>
      <text:p text:style-name="P95"><text:s/>}</text:p>
      <text:p text:style-name="P95"/>
      <text:p text:style-name="P95"><text:s/>echo <text:span text:style-name="T4">UNO</text:span>;</text:p>
      <text:p text:style-name="P95"><text:s/>echo <text:span text:style-name="T4">Foo</text:span>::<text:span text:style-name="T4">DOS</text:span>;</text:p>
      <text:p text:style-name="P95"><text:s/>echo <text:span text:style-name="T4">Foo</text:span>::<text:span text:style-name="T4">TRES</text:span>;</text:p>
      <text:p text:style-name="P95"><text:s/>echo <text:span text:style-name="T4">Foo</text:span>::<text:span text:style-name="T4">SENTENCIA</text:span>;</text:p>
      <text:p text:style-name="P93"/>
      <text:p text:style-name="P97"/>
      <text:p text:style-name="P100">Es posible proporcionar una expresión escalar que implique literales numéricos y de string y/o constantes en el contexto de una constante de clase. </text:p>
      <text:p text:style-name="P100"/>
      <text:p text:style-name="P103"><text:span text:style-name="Strong_20_Emphasis"><text:span text:style-name="T66">Nota</text:span></text:span><text:span text:style-name="T66">: </text:span></text:p>
      <text:p text:style-name="P104">El soporte para expresiones constantes se añadió en PHP 5.6.0. </text:p>
      <text:p text:style-name="P100"><text:span text:style-name="Strong_20_Emphasis">Ejemplo #5 Modificadores de visibilidad de constantes de clase</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jimenez </meta:initial-creator>
    <meta:creation-date>2018-10-30T09:17:22.671310428</meta:creation-date>
    <dc:date>2018-11-22T09:44:35.967337011</dc:date>
    <meta:editing-duration>P2DT15H24S</meta:editing-duration>
    <meta:editing-cycles>339</meta:editing-cycles>
    <meta:generator>LibreOffice/4.3.3.2$Linux_X86_64 LibreOffice_project/430m0$Build-2</meta:generator>
    <dc:creator>ejimenez </dc:creator>
    <meta:document-statistic meta:table-count="0" meta:image-count="0" meta:object-count="0" meta:page-count="18" meta:paragraph-count="377" meta:word-count="2680" meta:character-count="17171" meta:non-whitespace-character-count="14147"/>
  </office:meta>
</office:document-meta>
</file>